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áblázat2" style:family="table">
      <style:table-properties style:width="11.322cm" table:align="left"/>
    </style:style>
    <style:style style:name="Táblázat2.A" style:family="table-column">
      <style:table-column-properties style:column-width="4.45cm"/>
    </style:style>
    <style:style style:name="Táblázat2.B" style:family="table-column">
      <style:table-column-properties style:column-width="4.244cm"/>
    </style:style>
    <style:style style:name="Táblázat2.C" style:family="table-column">
      <style:table-column-properties style:column-width="2.628cm"/>
    </style:style>
    <style:style style:name="Táblázat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.A2" style:family="table-cell">
      <style:table-cell-properties style:vertical-align="middle" fo:padding="0.049cm" fo:border="0.05pt solid #cccccc"/>
    </style:style>
    <style:style style:name="Táblázat2.B2" style:family="table-cell">
      <style:table-cell-properties style:vertical-align="middle" fo:padding="0.049cm" fo:border="0.05pt solid #cccccc"/>
    </style:style>
    <style:style style:name="Táblázat2.C2" style:family="table-cell">
      <style:table-cell-properties style:vertical-align="middle" fo:padding="0.049cm" fo:border="0.05pt solid #cccccc"/>
    </style:style>
    <style:style style:name="Táblázat1" style:family="table">
      <style:table-properties style:width="8.71cm" table:align="left"/>
    </style:style>
    <style:style style:name="Táblázat1.A" style:family="table-column">
      <style:table-column-properties style:column-width="1.812cm"/>
    </style:style>
    <style:style style:name="Táblázat1.B" style:family="table-column">
      <style:table-column-properties style:column-width="4.307cm"/>
    </style:style>
    <style:style style:name="Táblázat1.C" style:family="table-column">
      <style:table-column-properties style:column-width="1.15cm"/>
    </style:style>
    <style:style style:name="Táblázat1.D" style:family="table-column">
      <style:table-column-properties style:column-width="1.441cm"/>
    </style:style>
    <style:style style:name="Táblázat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.A2" style:family="table-cell">
      <style:table-cell-properties style:vertical-align="middle" fo:padding="0.049cm" fo:border="0.05pt solid #cccccc"/>
    </style:style>
    <style:style style:name="Táblázat1.B2" style:family="table-cell">
      <style:table-cell-properties style:vertical-align="middle" fo:padding="0.049cm" fo:border="0.05pt solid #cccccc"/>
    </style:style>
    <style:style style:name="Táblázat1.C2" style:family="table-cell">
      <style:table-cell-properties style:vertical-align="middle" fo:padding="0.049cm" fo:border="0.05pt solid #cccccc"/>
    </style:style>
    <style:style style:name="Táblázat1.D2" style:family="table-cell">
      <style:table-cell-properties style:vertical-align="middle" fo:padding="0.049cm" fo:border="0.05pt solid #cccccc"/>
    </style:style>
    <style:style style:name="Táblázat1.A3" style:family="table-cell">
      <style:table-cell-properties style:vertical-align="middle" fo:padding="0.049cm" fo:border="0.05pt solid #cccccc"/>
    </style:style>
    <style:style style:name="Táblázat1.B3" style:family="table-cell">
      <style:table-cell-properties style:vertical-align="middle" fo:padding="0.049cm" fo:border="0.05pt solid #cccccc"/>
    </style:style>
    <style:style style:name="Táblázat1.C3" style:family="table-cell">
      <style:table-cell-properties style:vertical-align="middle" fo:padding="0.049cm" fo:border="0.05pt solid #cccccc"/>
    </style:style>
    <style:style style:name="Táblázat1.D3" style:family="table-cell">
      <style:table-cell-properties style:vertical-align="middle" fo:padding="0.049cm" fo:border="0.05pt solid #cccccc"/>
    </style:style>
    <style:style style:name="Táblázat1.A4" style:family="table-cell">
      <style:table-cell-properties style:vertical-align="middle" fo:padding="0.049cm" fo:border="0.05pt solid #cccccc"/>
    </style:style>
    <style:style style:name="Táblázat1.B4" style:family="table-cell">
      <style:table-cell-properties style:vertical-align="middle" fo:padding="0.049cm" fo:border="0.05pt solid #cccccc"/>
    </style:style>
    <style:style style:name="Táblázat1.C4" style:family="table-cell">
      <style:table-cell-properties style:vertical-align="middle" fo:padding="0.049cm" fo:border="0.05pt solid #cccccc"/>
    </style:style>
    <style:style style:name="Táblázat1.D4" style:family="table-cell">
      <style:table-cell-properties style:vertical-align="middle" fo:padding="0.049cm" fo:border="0.05pt solid #cccccc"/>
    </style:style>
    <style:style style:name="Táblázat1.A5" style:family="table-cell">
      <style:table-cell-properties style:vertical-align="middle" fo:padding="0.049cm" fo:border="0.05pt solid #cccccc"/>
    </style:style>
    <style:style style:name="Táblázat1.B5" style:family="table-cell">
      <style:table-cell-properties style:vertical-align="middle" fo:padding="0.049cm" fo:border="0.05pt solid #cccccc"/>
    </style:style>
    <style:style style:name="Táblázat1.C5" style:family="table-cell">
      <style:table-cell-properties style:vertical-align="middle" fo:padding="0.049cm" fo:border="0.05pt solid #cccccc"/>
    </style:style>
    <style:style style:name="Táblázat1.D5" style:family="table-cell">
      <style:table-cell-properties style:vertical-align="middle" fo:padding="0.049cm" fo:border="0.05pt solid #cccccc"/>
    </style:style>
    <style:style style:name="Táblázat3" style:family="table">
      <style:table-properties style:width="17cm" table:align="left"/>
    </style:style>
    <style:style style:name="Táblázat3.A" style:family="table-column">
      <style:table-column-properties style:column-width="1.976cm"/>
    </style:style>
    <style:style style:name="Táblázat3.B" style:family="table-column">
      <style:table-column-properties style:column-width="12.434cm"/>
    </style:style>
    <style:style style:name="Táblázat3.C" style:family="table-column">
      <style:table-column-properties style:column-width="1.15cm"/>
    </style:style>
    <style:style style:name="Táblázat3.D" style:family="table-column">
      <style:table-column-properties style:column-width="1.441cm"/>
    </style:style>
    <style:style style:name="Táblázat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.A2" style:family="table-cell">
      <style:table-cell-properties style:vertical-align="middle" fo:padding="0.049cm" fo:border="0.05pt solid #cccccc"/>
    </style:style>
    <style:style style:name="Táblázat3.B2" style:family="table-cell">
      <style:table-cell-properties style:vertical-align="middle" fo:padding="0.049cm" fo:border="0.05pt solid #cccccc"/>
    </style:style>
    <style:style style:name="Táblázat3.C2" style:family="table-cell">
      <style:table-cell-properties style:vertical-align="middle" fo:padding="0.049cm" fo:border="0.05pt solid #cccccc"/>
    </style:style>
    <style:style style:name="Táblázat3.D2" style:family="table-cell">
      <style:table-cell-properties style:vertical-align="middle" fo:padding="0.049cm" fo:border="0.05pt solid #cccccc"/>
    </style:style>
    <style:style style:name="Táblázat3.A3" style:family="table-cell">
      <style:table-cell-properties style:vertical-align="middle" fo:padding="0.049cm" fo:border="0.05pt solid #cccccc"/>
    </style:style>
    <style:style style:name="Táblázat3.B3" style:family="table-cell">
      <style:table-cell-properties style:vertical-align="middle" fo:padding="0.049cm" fo:border="0.05pt solid #cccccc"/>
    </style:style>
    <style:style style:name="Táblázat3.C3" style:family="table-cell">
      <style:table-cell-properties style:vertical-align="middle" fo:padding="0.049cm" fo:border="0.05pt solid #cccccc"/>
    </style:style>
    <style:style style:name="Táblázat3.D3" style:family="table-cell">
      <style:table-cell-properties style:vertical-align="middle" fo:padding="0.049cm" fo:border="0.05pt solid #cccccc"/>
    </style:style>
    <style:style style:name="Táblázat4" style:family="table">
      <style:table-properties style:width="11.322cm" table:align="left"/>
    </style:style>
    <style:style style:name="Táblázat4.A" style:family="table-column">
      <style:table-column-properties style:column-width="4.45cm"/>
    </style:style>
    <style:style style:name="Táblázat4.B" style:family="table-column">
      <style:table-column-properties style:column-width="4.244cm"/>
    </style:style>
    <style:style style:name="Táblázat4.C" style:family="table-column">
      <style:table-column-properties style:column-width="2.628cm"/>
    </style:style>
    <style:style style:name="Táblázat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4.A2" style:family="table-cell">
      <style:table-cell-properties style:vertical-align="middle" fo:padding="0.049cm" fo:border="0.05pt solid #cccccc"/>
    </style:style>
    <style:style style:name="Táblázat4.B2" style:family="table-cell">
      <style:table-cell-properties style:vertical-align="middle" fo:padding="0.049cm" fo:border="0.05pt solid #cccccc"/>
    </style:style>
    <style:style style:name="Táblázat4.C2" style:family="table-cell">
      <style:table-cell-properties style:vertical-align="middle" fo:padding="0.049cm" fo:border="0.05pt solid #cccccc"/>
    </style:style>
    <style:style style:name="Táblázat5" style:family="table">
      <style:table-properties style:width="12.441cm" table:align="left"/>
    </style:style>
    <style:style style:name="Táblázat5.A" style:family="table-column">
      <style:table-column-properties style:column-width="1.27cm"/>
    </style:style>
    <style:style style:name="Táblázat5.B" style:family="table-column">
      <style:table-column-properties style:column-width="7.595cm"/>
    </style:style>
    <style:style style:name="Táblázat5.C" style:family="table-column">
      <style:table-column-properties style:column-width="2.134cm"/>
    </style:style>
    <style:style style:name="Táblázat5.D" style:family="table-column">
      <style:table-column-properties style:column-width="1.441cm"/>
    </style:style>
    <style:style style:name="Táblázat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5.A2" style:family="table-cell">
      <style:table-cell-properties style:vertical-align="middle" fo:padding="0.049cm" fo:border="0.05pt solid #cccccc"/>
    </style:style>
    <style:style style:name="Táblázat5.B2" style:family="table-cell">
      <style:table-cell-properties style:vertical-align="middle" fo:padding="0.049cm" fo:border="0.05pt solid #cccccc"/>
    </style:style>
    <style:style style:name="Táblázat5.C2" style:family="table-cell">
      <style:table-cell-properties style:vertical-align="middle" fo:padding="0.049cm" fo:border="0.05pt solid #cccccc"/>
    </style:style>
    <style:style style:name="Táblázat5.D2" style:family="table-cell">
      <style:table-cell-properties style:vertical-align="middle" fo:padding="0.049cm" fo:border="0.05pt solid #cccccc"/>
    </style:style>
    <style:style style:name="Táblázat5.A3" style:family="table-cell">
      <style:table-cell-properties style:vertical-align="middle" fo:padding="0.049cm" fo:border="0.05pt solid #cccccc"/>
    </style:style>
    <style:style style:name="Táblázat5.B3" style:family="table-cell">
      <style:table-cell-properties style:vertical-align="middle" fo:padding="0.049cm" fo:border="0.05pt solid #cccccc"/>
    </style:style>
    <style:style style:name="Táblázat5.C3" style:family="table-cell">
      <style:table-cell-properties style:vertical-align="middle" fo:padding="0.049cm" fo:border="0.05pt solid #cccccc"/>
    </style:style>
    <style:style style:name="Táblázat5.D3" style:family="table-cell">
      <style:table-cell-properties style:vertical-align="middle" fo:padding="0.049cm" fo:border="0.05pt solid #cccccc"/>
    </style:style>
    <style:style style:name="Táblázat6" style:family="table">
      <style:table-properties style:width="17cm" table:align="left"/>
    </style:style>
    <style:style style:name="Táblázat6.A" style:family="table-column">
      <style:table-column-properties style:column-width="1.976cm"/>
    </style:style>
    <style:style style:name="Táblázat6.B" style:family="table-column">
      <style:table-column-properties style:column-width="12.434cm"/>
    </style:style>
    <style:style style:name="Táblázat6.C" style:family="table-column">
      <style:table-column-properties style:column-width="1.15cm"/>
    </style:style>
    <style:style style:name="Táblázat6.D" style:family="table-column">
      <style:table-column-properties style:column-width="1.441cm"/>
    </style:style>
    <style:style style:name="Táblázat6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6.A2" style:family="table-cell">
      <style:table-cell-properties style:vertical-align="middle" fo:padding="0.049cm" fo:border="0.05pt solid #cccccc"/>
    </style:style>
    <style:style style:name="Táblázat6.B2" style:family="table-cell">
      <style:table-cell-properties style:vertical-align="middle" fo:padding="0.049cm" fo:border="0.05pt solid #cccccc"/>
    </style:style>
    <style:style style:name="Táblázat6.C2" style:family="table-cell">
      <style:table-cell-properties style:vertical-align="middle" fo:padding="0.049cm" fo:border="0.05pt solid #cccccc"/>
    </style:style>
    <style:style style:name="Táblázat6.D2" style:family="table-cell">
      <style:table-cell-properties style:vertical-align="middle" fo:padding="0.049cm" fo:border="0.05pt solid #cccccc"/>
    </style:style>
    <style:style style:name="Táblázat6.A3" style:family="table-cell">
      <style:table-cell-properties style:vertical-align="middle" fo:padding="0.049cm" fo:border="0.05pt solid #cccccc"/>
    </style:style>
    <style:style style:name="Táblázat6.B3" style:family="table-cell">
      <style:table-cell-properties style:vertical-align="middle" fo:padding="0.049cm" fo:border="0.05pt solid #cccccc"/>
    </style:style>
    <style:style style:name="Táblázat6.C3" style:family="table-cell">
      <style:table-cell-properties style:vertical-align="middle" fo:padding="0.049cm" fo:border="0.05pt solid #cccccc"/>
    </style:style>
    <style:style style:name="Táblázat6.D3" style:family="table-cell">
      <style:table-cell-properties style:vertical-align="middle" fo:padding="0.049cm" fo:border="0.05pt solid #cccccc"/>
    </style:style>
    <style:style style:name="Táblázat7" style:family="table">
      <style:table-properties style:width="11.322cm" table:align="left"/>
    </style:style>
    <style:style style:name="Táblázat7.A" style:family="table-column">
      <style:table-column-properties style:column-width="4.45cm"/>
    </style:style>
    <style:style style:name="Táblázat7.B" style:family="table-column">
      <style:table-column-properties style:column-width="4.244cm"/>
    </style:style>
    <style:style style:name="Táblázat7.C" style:family="table-column">
      <style:table-column-properties style:column-width="2.628cm"/>
    </style:style>
    <style:style style:name="Táblázat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7.A2" style:family="table-cell">
      <style:table-cell-properties style:vertical-align="middle" fo:padding="0.049cm" fo:border="0.05pt solid #cccccc"/>
    </style:style>
    <style:style style:name="Táblázat7.B2" style:family="table-cell">
      <style:table-cell-properties style:vertical-align="middle" fo:padding="0.049cm" fo:border="0.05pt solid #cccccc"/>
    </style:style>
    <style:style style:name="Táblázat7.C2" style:family="table-cell">
      <style:table-cell-properties style:vertical-align="middle" fo:padding="0.049cm" fo:border="0.05pt solid #cccccc"/>
    </style:style>
    <style:style style:name="Táblázat8" style:family="table">
      <style:table-properties style:width="11.515cm" table:align="left"/>
    </style:style>
    <style:style style:name="Táblázat8.A" style:family="table-column">
      <style:table-column-properties style:column-width="1.812cm"/>
    </style:style>
    <style:style style:name="Táblázat8.B" style:family="table-column">
      <style:table-column-properties style:column-width="6.128cm"/>
    </style:style>
    <style:style style:name="Táblázat8.C" style:family="table-column">
      <style:table-column-properties style:column-width="2.134cm"/>
    </style:style>
    <style:style style:name="Táblázat8.D" style:family="table-column">
      <style:table-column-properties style:column-width="1.441cm"/>
    </style:style>
    <style:style style:name="Táblázat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8.A2" style:family="table-cell">
      <style:table-cell-properties style:vertical-align="middle" fo:padding="0.049cm" fo:border="0.05pt solid #cccccc"/>
    </style:style>
    <style:style style:name="Táblázat8.B2" style:family="table-cell">
      <style:table-cell-properties style:vertical-align="middle" fo:padding="0.049cm" fo:border="0.05pt solid #cccccc"/>
    </style:style>
    <style:style style:name="Táblázat8.C2" style:family="table-cell">
      <style:table-cell-properties style:vertical-align="middle" fo:padding="0.049cm" fo:border="0.05pt solid #cccccc"/>
    </style:style>
    <style:style style:name="Táblázat8.D2" style:family="table-cell">
      <style:table-cell-properties style:vertical-align="middle" fo:padding="0.049cm" fo:border="0.05pt solid #cccccc"/>
    </style:style>
    <style:style style:name="Táblázat8.A3" style:family="table-cell">
      <style:table-cell-properties style:vertical-align="middle" fo:padding="0.049cm" fo:border="0.05pt solid #cccccc"/>
    </style:style>
    <style:style style:name="Táblázat8.B3" style:family="table-cell">
      <style:table-cell-properties style:vertical-align="middle" fo:padding="0.049cm" fo:border="0.05pt solid #cccccc"/>
    </style:style>
    <style:style style:name="Táblázat8.C3" style:family="table-cell">
      <style:table-cell-properties style:vertical-align="middle" fo:padding="0.049cm" fo:border="0.05pt solid #cccccc"/>
    </style:style>
    <style:style style:name="Táblázat8.D3" style:family="table-cell">
      <style:table-cell-properties style:vertical-align="middle" fo:padding="0.049cm" fo:border="0.05pt solid #cccccc"/>
    </style:style>
    <style:style style:name="Táblázat9" style:family="table">
      <style:table-properties style:width="17cm" table:align="left"/>
    </style:style>
    <style:style style:name="Táblázat9.A" style:family="table-column">
      <style:table-column-properties style:column-width="1.976cm"/>
    </style:style>
    <style:style style:name="Táblázat9.B" style:family="table-column">
      <style:table-column-properties style:column-width="12.434cm"/>
    </style:style>
    <style:style style:name="Táblázat9.C" style:family="table-column">
      <style:table-column-properties style:column-width="1.15cm"/>
    </style:style>
    <style:style style:name="Táblázat9.D" style:family="table-column">
      <style:table-column-properties style:column-width="1.441cm"/>
    </style:style>
    <style:style style:name="Táblázat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9.A2" style:family="table-cell">
      <style:table-cell-properties style:vertical-align="middle" fo:padding="0.049cm" fo:border="0.05pt solid #cccccc"/>
    </style:style>
    <style:style style:name="Táblázat9.B2" style:family="table-cell">
      <style:table-cell-properties style:vertical-align="middle" fo:padding="0.049cm" fo:border="0.05pt solid #cccccc"/>
    </style:style>
    <style:style style:name="Táblázat9.C2" style:family="table-cell">
      <style:table-cell-properties style:vertical-align="middle" fo:padding="0.049cm" fo:border="0.05pt solid #cccccc"/>
    </style:style>
    <style:style style:name="Táblázat9.D2" style:family="table-cell">
      <style:table-cell-properties style:vertical-align="middle" fo:padding="0.049cm" fo:border="0.05pt solid #cccccc"/>
    </style:style>
    <style:style style:name="Táblázat9.A3" style:family="table-cell">
      <style:table-cell-properties style:vertical-align="middle" fo:padding="0.049cm" fo:border="0.05pt solid #cccccc"/>
    </style:style>
    <style:style style:name="Táblázat9.B3" style:family="table-cell">
      <style:table-cell-properties style:vertical-align="middle" fo:padding="0.049cm" fo:border="0.05pt solid #cccccc"/>
    </style:style>
    <style:style style:name="Táblázat9.C3" style:family="table-cell">
      <style:table-cell-properties style:vertical-align="middle" fo:padding="0.049cm" fo:border="0.05pt solid #cccccc"/>
    </style:style>
    <style:style style:name="Táblázat9.D3" style:family="table-cell">
      <style:table-cell-properties style:vertical-align="middle" fo:padding="0.049cm" fo:border="0.05pt solid #cccccc"/>
    </style:style>
    <style:style style:name="Táblázat10" style:family="table">
      <style:table-properties style:width="11.322cm" table:align="left"/>
    </style:style>
    <style:style style:name="Táblázat10.A" style:family="table-column">
      <style:table-column-properties style:column-width="4.45cm"/>
    </style:style>
    <style:style style:name="Táblázat10.B" style:family="table-column">
      <style:table-column-properties style:column-width="4.244cm"/>
    </style:style>
    <style:style style:name="Táblázat10.C" style:family="table-column">
      <style:table-column-properties style:column-width="2.628cm"/>
    </style:style>
    <style:style style:name="Táblázat1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0.A2" style:family="table-cell">
      <style:table-cell-properties style:vertical-align="middle" fo:padding="0.049cm" fo:border="0.05pt solid #cccccc"/>
    </style:style>
    <style:style style:name="Táblázat10.B2" style:family="table-cell">
      <style:table-cell-properties style:vertical-align="middle" fo:padding="0.049cm" fo:border="0.05pt solid #cccccc"/>
    </style:style>
    <style:style style:name="Táblázat10.C2" style:family="table-cell">
      <style:table-cell-properties style:vertical-align="middle" fo:padding="0.049cm" fo:border="0.05pt solid #cccccc"/>
    </style:style>
    <style:style style:name="Táblázat11" style:family="table">
      <style:table-properties style:width="17cm" table:align="left"/>
    </style:style>
    <style:style style:name="Táblázat11.A" style:family="table-column">
      <style:table-column-properties style:column-width="3.551cm"/>
    </style:style>
    <style:style style:name="Táblázat11.B" style:family="table-column">
      <style:table-column-properties style:column-width="10.026cm"/>
    </style:style>
    <style:style style:name="Táblázat11.C" style:family="table-column">
      <style:table-column-properties style:column-width="1.981cm"/>
    </style:style>
    <style:style style:name="Táblázat11.D" style:family="table-column">
      <style:table-column-properties style:column-width="1.443cm"/>
    </style:style>
    <style:style style:name="Táblázat1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1.A2" style:family="table-cell">
      <style:table-cell-properties style:vertical-align="middle" fo:padding="0.049cm" fo:border="0.05pt solid #cccccc"/>
    </style:style>
    <style:style style:name="Táblázat11.B2" style:family="table-cell">
      <style:table-cell-properties style:vertical-align="middle" fo:padding="0.049cm" fo:border="0.05pt solid #cccccc"/>
    </style:style>
    <style:style style:name="Táblázat11.C2" style:family="table-cell">
      <style:table-cell-properties style:vertical-align="middle" fo:padding="0.049cm" fo:border="0.05pt solid #cccccc"/>
    </style:style>
    <style:style style:name="Táblázat11.D2" style:family="table-cell">
      <style:table-cell-properties style:vertical-align="middle" fo:padding="0.049cm" fo:border="0.05pt solid #cccccc"/>
    </style:style>
    <style:style style:name="Táblázat11.A3" style:family="table-cell">
      <style:table-cell-properties style:vertical-align="middle" fo:padding="0.049cm" fo:border="0.05pt solid #cccccc"/>
    </style:style>
    <style:style style:name="Táblázat11.B3" style:family="table-cell">
      <style:table-cell-properties style:vertical-align="middle" fo:padding="0.049cm" fo:border="0.05pt solid #cccccc"/>
    </style:style>
    <style:style style:name="Táblázat11.C3" style:family="table-cell">
      <style:table-cell-properties style:vertical-align="middle" fo:padding="0.049cm" fo:border="0.05pt solid #cccccc"/>
    </style:style>
    <style:style style:name="Táblázat11.D3" style:family="table-cell">
      <style:table-cell-properties style:vertical-align="middle" fo:padding="0.049cm" fo:border="0.05pt solid #cccccc"/>
    </style:style>
    <style:style style:name="Táblázat12" style:family="table">
      <style:table-properties style:width="17cm" table:align="left"/>
    </style:style>
    <style:style style:name="Táblázat12.A" style:family="table-column">
      <style:table-column-properties style:column-width="4.516cm"/>
    </style:style>
    <style:style style:name="Táblázat12.B" style:family="table-column">
      <style:table-column-properties style:column-width="8.946cm"/>
    </style:style>
    <style:style style:name="Táblázat12.C" style:family="table-column">
      <style:table-column-properties style:column-width="1.15cm"/>
    </style:style>
    <style:style style:name="Táblázat12.D" style:family="table-column">
      <style:table-column-properties style:column-width="2.388cm"/>
    </style:style>
    <style:style style:name="Táblázat1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2.A2" style:family="table-cell">
      <style:table-cell-properties style:vertical-align="middle" fo:padding="0.049cm" fo:border="0.05pt solid #cccccc"/>
    </style:style>
    <style:style style:name="Táblázat12.B2" style:family="table-cell">
      <style:table-cell-properties style:vertical-align="middle" fo:padding="0.049cm" fo:border="0.05pt solid #cccccc"/>
    </style:style>
    <style:style style:name="Táblázat12.C2" style:family="table-cell">
      <style:table-cell-properties style:vertical-align="middle" fo:padding="0.049cm" fo:border="0.05pt solid #cccccc"/>
    </style:style>
    <style:style style:name="Táblázat12.D2" style:family="table-cell">
      <style:table-cell-properties style:vertical-align="middle" fo:padding="0.049cm" fo:border="0.05pt solid #cccccc"/>
    </style:style>
    <style:style style:name="Táblázat12.A3" style:family="table-cell">
      <style:table-cell-properties style:vertical-align="middle" fo:padding="0.049cm" fo:border="0.05pt solid #cccccc"/>
    </style:style>
    <style:style style:name="Táblázat12.B3" style:family="table-cell">
      <style:table-cell-properties style:vertical-align="middle" fo:padding="0.049cm" fo:border="0.05pt solid #cccccc"/>
    </style:style>
    <style:style style:name="Táblázat12.C3" style:family="table-cell">
      <style:table-cell-properties style:vertical-align="middle" fo:padding="0.049cm" fo:border="0.05pt solid #cccccc"/>
    </style:style>
    <style:style style:name="Táblázat12.D3" style:family="table-cell">
      <style:table-cell-properties style:vertical-align="middle" fo:padding="0.049cm" fo:border="0.05pt solid #cccccc"/>
    </style:style>
    <style:style style:name="Táblázat12.A4" style:family="table-cell">
      <style:table-cell-properties style:vertical-align="middle" fo:padding="0.049cm" fo:border="0.05pt solid #cccccc"/>
    </style:style>
    <style:style style:name="Táblázat12.B4" style:family="table-cell">
      <style:table-cell-properties style:vertical-align="middle" fo:padding="0.049cm" fo:border="0.05pt solid #cccccc"/>
    </style:style>
    <style:style style:name="Táblázat12.C4" style:family="table-cell">
      <style:table-cell-properties style:vertical-align="middle" fo:padding="0.049cm" fo:border="0.05pt solid #cccccc"/>
    </style:style>
    <style:style style:name="Táblázat12.D4" style:family="table-cell">
      <style:table-cell-properties style:vertical-align="middle" fo:padding="0.049cm" fo:border="0.05pt solid #cccccc"/>
    </style:style>
    <style:style style:name="Táblázat12.A5" style:family="table-cell">
      <style:table-cell-properties style:vertical-align="middle" fo:padding="0.049cm" fo:border="0.05pt solid #cccccc"/>
    </style:style>
    <style:style style:name="Táblázat12.B5" style:family="table-cell">
      <style:table-cell-properties style:vertical-align="middle" fo:padding="0.049cm" fo:border="0.05pt solid #cccccc"/>
    </style:style>
    <style:style style:name="Táblázat12.C5" style:family="table-cell">
      <style:table-cell-properties style:vertical-align="middle" fo:padding="0.049cm" fo:border="0.05pt solid #cccccc"/>
    </style:style>
    <style:style style:name="Táblázat12.D5" style:family="table-cell">
      <style:table-cell-properties style:vertical-align="middle" fo:padding="0.049cm" fo:border="0.05pt solid #cccccc"/>
    </style:style>
    <style:style style:name="Táblázat12.A6" style:family="table-cell">
      <style:table-cell-properties style:vertical-align="middle" fo:padding="0.049cm" fo:border="0.05pt solid #cccccc"/>
    </style:style>
    <style:style style:name="Táblázat12.B6" style:family="table-cell">
      <style:table-cell-properties style:vertical-align="middle" fo:padding="0.049cm" fo:border="0.05pt solid #cccccc"/>
    </style:style>
    <style:style style:name="Táblázat12.C6" style:family="table-cell">
      <style:table-cell-properties style:vertical-align="middle" fo:padding="0.049cm" fo:border="0.05pt solid #cccccc"/>
    </style:style>
    <style:style style:name="Táblázat12.D6" style:family="table-cell">
      <style:table-cell-properties style:vertical-align="middle" fo:padding="0.049cm" fo:border="0.05pt solid #cccccc"/>
    </style:style>
    <style:style style:name="Táblázat12.A7" style:family="table-cell">
      <style:table-cell-properties style:vertical-align="middle" fo:padding="0.049cm" fo:border="0.05pt solid #cccccc"/>
    </style:style>
    <style:style style:name="Táblázat12.B7" style:family="table-cell">
      <style:table-cell-properties style:vertical-align="middle" fo:padding="0.049cm" fo:border="0.05pt solid #cccccc"/>
    </style:style>
    <style:style style:name="Táblázat12.C7" style:family="table-cell">
      <style:table-cell-properties style:vertical-align="middle" fo:padding="0.049cm" fo:border="0.05pt solid #cccccc"/>
    </style:style>
    <style:style style:name="Táblázat12.D7" style:family="table-cell">
      <style:table-cell-properties style:vertical-align="middle" fo:padding="0.049cm" fo:border="0.05pt solid #cccccc"/>
    </style:style>
    <style:style style:name="Táblázat13" style:family="table">
      <style:table-properties style:width="11.322cm" table:align="left"/>
    </style:style>
    <style:style style:name="Táblázat13.A" style:family="table-column">
      <style:table-column-properties style:column-width="4.45cm"/>
    </style:style>
    <style:style style:name="Táblázat13.B" style:family="table-column">
      <style:table-column-properties style:column-width="4.244cm"/>
    </style:style>
    <style:style style:name="Táblázat13.C" style:family="table-column">
      <style:table-column-properties style:column-width="2.628cm"/>
    </style:style>
    <style:style style:name="Táblázat1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3.A2" style:family="table-cell">
      <style:table-cell-properties style:vertical-align="middle" fo:padding="0.049cm" fo:border="0.05pt solid #cccccc"/>
    </style:style>
    <style:style style:name="Táblázat13.B2" style:family="table-cell">
      <style:table-cell-properties style:vertical-align="middle" fo:padding="0.049cm" fo:border="0.05pt solid #cccccc"/>
    </style:style>
    <style:style style:name="Táblázat13.C2" style:family="table-cell">
      <style:table-cell-properties style:vertical-align="middle" fo:padding="0.049cm" fo:border="0.05pt solid #cccccc"/>
    </style:style>
    <style:style style:name="Táblázat14" style:family="table">
      <style:table-properties style:width="10.178cm" table:align="left"/>
    </style:style>
    <style:style style:name="Táblázat14.A" style:family="table-column">
      <style:table-column-properties style:column-width="1.812cm"/>
    </style:style>
    <style:style style:name="Táblázat14.B" style:family="table-column">
      <style:table-column-properties style:column-width="5.775cm"/>
    </style:style>
    <style:style style:name="Táblázat14.C" style:family="table-column">
      <style:table-column-properties style:column-width="1.15cm"/>
    </style:style>
    <style:style style:name="Táblázat14.D" style:family="table-column">
      <style:table-column-properties style:column-width="1.441cm"/>
    </style:style>
    <style:style style:name="Táblázat1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4.A2" style:family="table-cell">
      <style:table-cell-properties style:vertical-align="middle" fo:padding="0.049cm" fo:border="0.05pt solid #cccccc"/>
    </style:style>
    <style:style style:name="Táblázat14.B2" style:family="table-cell">
      <style:table-cell-properties style:vertical-align="middle" fo:padding="0.049cm" fo:border="0.05pt solid #cccccc"/>
    </style:style>
    <style:style style:name="Táblázat14.C2" style:family="table-cell">
      <style:table-cell-properties style:vertical-align="middle" fo:padding="0.049cm" fo:border="0.05pt solid #cccccc"/>
    </style:style>
    <style:style style:name="Táblázat14.D2" style:family="table-cell">
      <style:table-cell-properties style:vertical-align="middle" fo:padding="0.049cm" fo:border="0.05pt solid #cccccc"/>
    </style:style>
    <style:style style:name="Táblázat14.A3" style:family="table-cell">
      <style:table-cell-properties style:vertical-align="middle" fo:padding="0.049cm" fo:border="0.05pt solid #cccccc"/>
    </style:style>
    <style:style style:name="Táblázat14.B3" style:family="table-cell">
      <style:table-cell-properties style:vertical-align="middle" fo:padding="0.049cm" fo:border="0.05pt solid #cccccc"/>
    </style:style>
    <style:style style:name="Táblázat14.C3" style:family="table-cell">
      <style:table-cell-properties style:vertical-align="middle" fo:padding="0.049cm" fo:border="0.05pt solid #cccccc"/>
    </style:style>
    <style:style style:name="Táblázat14.D3" style:family="table-cell">
      <style:table-cell-properties style:vertical-align="middle" fo:padding="0.049cm" fo:border="0.05pt solid #cccccc"/>
    </style:style>
    <style:style style:name="Táblázat15" style:family="table">
      <style:table-properties style:width="6.087cm" table:align="left"/>
    </style:style>
    <style:style style:name="Táblázat15.A" style:family="table-column">
      <style:table-column-properties style:column-width="1.27cm"/>
    </style:style>
    <style:style style:name="Táblázat15.B" style:family="table-column">
      <style:table-column-properties style:column-width="2.397cm"/>
    </style:style>
    <style:style style:name="Táblázat15.C" style:family="table-column">
      <style:table-column-properties style:column-width="1.072cm"/>
    </style:style>
    <style:style style:name="Táblázat15.D" style:family="table-column">
      <style:table-column-properties style:column-width="1.348cm"/>
    </style:style>
    <style:style style:name="Táblázat1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6" style:family="table">
      <style:table-properties style:width="17cm" table:align="left"/>
    </style:style>
    <style:style style:name="Táblázat16.A" style:family="table-column">
      <style:table-column-properties style:column-width="1.976cm"/>
    </style:style>
    <style:style style:name="Táblázat16.B" style:family="table-column">
      <style:table-column-properties style:column-width="12.434cm"/>
    </style:style>
    <style:style style:name="Táblázat16.C" style:family="table-column">
      <style:table-column-properties style:column-width="1.15cm"/>
    </style:style>
    <style:style style:name="Táblázat16.D" style:family="table-column">
      <style:table-column-properties style:column-width="1.441cm"/>
    </style:style>
    <style:style style:name="Táblázat16.A1" style:family="table-cell">
      <style:table-cell-properties style:vertical-align="middle" fo:padding="0.049cm" fo:border="0.05pt solid #cccccc"/>
    </style:style>
    <style:style style:name="Táblázat17" style:family="table">
      <style:table-properties style:width="11.322cm" table:align="left"/>
    </style:style>
    <style:style style:name="Táblázat17.A" style:family="table-column">
      <style:table-column-properties style:column-width="4.45cm"/>
    </style:style>
    <style:style style:name="Táblázat17.B" style:family="table-column">
      <style:table-column-properties style:column-width="4.244cm"/>
    </style:style>
    <style:style style:name="Táblázat17.C" style:family="table-column">
      <style:table-column-properties style:column-width="2.628cm"/>
    </style:style>
    <style:style style:name="Táblázat1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7.A2" style:family="table-cell">
      <style:table-cell-properties style:vertical-align="middle" fo:padding="0.049cm" fo:border="0.05pt solid #cccccc"/>
    </style:style>
    <style:style style:name="Táblázat17.B2" style:family="table-cell">
      <style:table-cell-properties style:vertical-align="middle" fo:padding="0.049cm" fo:border="0.05pt solid #cccccc"/>
    </style:style>
    <style:style style:name="Táblázat17.C2" style:family="table-cell">
      <style:table-cell-properties style:vertical-align="middle" fo:padding="0.049cm" fo:border="0.05pt solid #cccccc"/>
    </style:style>
    <style:style style:name="Táblázat18" style:family="table">
      <style:table-properties style:width="9.331cm" table:align="left"/>
    </style:style>
    <style:style style:name="Táblázat18.A" style:family="table-column">
      <style:table-column-properties style:column-width="1.27cm"/>
    </style:style>
    <style:style style:name="Táblázat18.B" style:family="table-column">
      <style:table-column-properties style:column-width="5.47cm"/>
    </style:style>
    <style:style style:name="Táblázat18.C" style:family="table-column">
      <style:table-column-properties style:column-width="1.15cm"/>
    </style:style>
    <style:style style:name="Táblázat18.D" style:family="table-column">
      <style:table-column-properties style:column-width="1.441cm"/>
    </style:style>
    <style:style style:name="Táblázat1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8.A2" style:family="table-cell">
      <style:table-cell-properties style:vertical-align="middle" fo:padding="0.049cm" fo:border="0.05pt solid #cccccc"/>
    </style:style>
    <style:style style:name="Táblázat18.B2" style:family="table-cell">
      <style:table-cell-properties style:vertical-align="middle" fo:padding="0.049cm" fo:border="0.05pt solid #cccccc"/>
    </style:style>
    <style:style style:name="Táblázat18.C2" style:family="table-cell">
      <style:table-cell-properties style:vertical-align="middle" fo:padding="0.049cm" fo:border="0.05pt solid #cccccc"/>
    </style:style>
    <style:style style:name="Táblázat18.D2" style:family="table-cell">
      <style:table-cell-properties style:vertical-align="middle" fo:padding="0.049cm" fo:border="0.05pt solid #cccccc"/>
    </style:style>
    <style:style style:name="Táblázat18.A3" style:family="table-cell">
      <style:table-cell-properties style:vertical-align="middle" fo:padding="0.049cm" fo:border="0.05pt solid #cccccc"/>
    </style:style>
    <style:style style:name="Táblázat18.B3" style:family="table-cell">
      <style:table-cell-properties style:vertical-align="middle" fo:padding="0.049cm" fo:border="0.05pt solid #cccccc"/>
    </style:style>
    <style:style style:name="Táblázat18.C3" style:family="table-cell">
      <style:table-cell-properties style:vertical-align="middle" fo:padding="0.049cm" fo:border="0.05pt solid #cccccc"/>
    </style:style>
    <style:style style:name="Táblázat18.D3" style:family="table-cell">
      <style:table-cell-properties style:vertical-align="middle" fo:padding="0.049cm" fo:border="0.05pt solid #cccccc"/>
    </style:style>
    <style:style style:name="Táblázat19" style:family="table">
      <style:table-properties style:width="17cm" table:align="left"/>
    </style:style>
    <style:style style:name="Táblázat19.A" style:family="table-column">
      <style:table-column-properties style:column-width="2.588cm"/>
    </style:style>
    <style:style style:name="Táblázat19.B" style:family="table-column">
      <style:table-column-properties style:column-width="10.934cm"/>
    </style:style>
    <style:style style:name="Táblázat19.C" style:family="table-column">
      <style:table-column-properties style:column-width="1.15cm"/>
    </style:style>
    <style:style style:name="Táblázat19.D" style:family="table-column">
      <style:table-column-properties style:column-width="2.328cm"/>
    </style:style>
    <style:style style:name="Táblázat1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9.A2" style:family="table-cell">
      <style:table-cell-properties style:vertical-align="middle" fo:padding="0.049cm" fo:border="0.05pt solid #cccccc"/>
    </style:style>
    <style:style style:name="Táblázat19.B2" style:family="table-cell">
      <style:table-cell-properties style:vertical-align="middle" fo:padding="0.049cm" fo:border="0.05pt solid #cccccc"/>
    </style:style>
    <style:style style:name="Táblázat19.C2" style:family="table-cell">
      <style:table-cell-properties style:vertical-align="middle" fo:padding="0.049cm" fo:border="0.05pt solid #cccccc"/>
    </style:style>
    <style:style style:name="Táblázat19.D2" style:family="table-cell">
      <style:table-cell-properties style:vertical-align="middle" fo:padding="0.049cm" fo:border="0.05pt solid #cccccc"/>
    </style:style>
    <style:style style:name="Táblázat19.A3" style:family="table-cell">
      <style:table-cell-properties style:vertical-align="middle" fo:padding="0.049cm" fo:border="0.05pt solid #cccccc"/>
    </style:style>
    <style:style style:name="Táblázat19.B3" style:family="table-cell">
      <style:table-cell-properties style:vertical-align="middle" fo:padding="0.049cm" fo:border="0.05pt solid #cccccc"/>
    </style:style>
    <style:style style:name="Táblázat19.C3" style:family="table-cell">
      <style:table-cell-properties style:vertical-align="middle" fo:padding="0.049cm" fo:border="0.05pt solid #cccccc"/>
    </style:style>
    <style:style style:name="Táblázat19.D3" style:family="table-cell">
      <style:table-cell-properties style:vertical-align="middle" fo:padding="0.049cm" fo:border="0.05pt solid #cccccc"/>
    </style:style>
    <style:style style:name="Táblázat19.A4" style:family="table-cell">
      <style:table-cell-properties style:vertical-align="middle" fo:padding="0.049cm" fo:border="0.05pt solid #cccccc"/>
    </style:style>
    <style:style style:name="Táblázat19.B4" style:family="table-cell">
      <style:table-cell-properties style:vertical-align="middle" fo:padding="0.049cm" fo:border="0.05pt solid #cccccc"/>
    </style:style>
    <style:style style:name="Táblázat19.C4" style:family="table-cell">
      <style:table-cell-properties style:vertical-align="middle" fo:padding="0.049cm" fo:border="0.05pt solid #cccccc"/>
    </style:style>
    <style:style style:name="Táblázat19.D4" style:family="table-cell">
      <style:table-cell-properties style:vertical-align="middle" fo:padding="0.049cm" fo:border="0.05pt solid #cccccc"/>
    </style:style>
    <style:style style:name="Táblázat19.A5" style:family="table-cell">
      <style:table-cell-properties style:vertical-align="middle" fo:padding="0.049cm" fo:border="0.05pt solid #cccccc"/>
    </style:style>
    <style:style style:name="Táblázat19.B5" style:family="table-cell">
      <style:table-cell-properties style:vertical-align="middle" fo:padding="0.049cm" fo:border="0.05pt solid #cccccc"/>
    </style:style>
    <style:style style:name="Táblázat19.C5" style:family="table-cell">
      <style:table-cell-properties style:vertical-align="middle" fo:padding="0.049cm" fo:border="0.05pt solid #cccccc"/>
    </style:style>
    <style:style style:name="Táblázat19.D5" style:family="table-cell">
      <style:table-cell-properties style:vertical-align="middle" fo:padding="0.049cm" fo:border="0.05pt solid #cccccc"/>
    </style:style>
    <style:style style:name="Táblázat20" style:family="table">
      <style:table-properties style:width="11.322cm" table:align="left"/>
    </style:style>
    <style:style style:name="Táblázat20.A" style:family="table-column">
      <style:table-column-properties style:column-width="4.45cm"/>
    </style:style>
    <style:style style:name="Táblázat20.B" style:family="table-column">
      <style:table-column-properties style:column-width="4.244cm"/>
    </style:style>
    <style:style style:name="Táblázat20.C" style:family="table-column">
      <style:table-column-properties style:column-width="2.628cm"/>
    </style:style>
    <style:style style:name="Táblázat2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0.A2" style:family="table-cell">
      <style:table-cell-properties style:vertical-align="middle" fo:padding="0.049cm" fo:border="0.05pt solid #cccccc"/>
    </style:style>
    <style:style style:name="Táblázat20.B2" style:family="table-cell">
      <style:table-cell-properties style:vertical-align="middle" fo:padding="0.049cm" fo:border="0.05pt solid #cccccc"/>
    </style:style>
    <style:style style:name="Táblázat20.C2" style:family="table-cell">
      <style:table-cell-properties style:vertical-align="middle" fo:padding="0.049cm" fo:border="0.05pt solid #cccccc"/>
    </style:style>
    <style:style style:name="Táblázat21" style:family="table">
      <style:table-properties style:width="11.515cm" table:align="left"/>
    </style:style>
    <style:style style:name="Táblázat21.A" style:family="table-column">
      <style:table-column-properties style:column-width="1.812cm"/>
    </style:style>
    <style:style style:name="Táblázat21.B" style:family="table-column">
      <style:table-column-properties style:column-width="6.128cm"/>
    </style:style>
    <style:style style:name="Táblázat21.C" style:family="table-column">
      <style:table-column-properties style:column-width="2.134cm"/>
    </style:style>
    <style:style style:name="Táblázat21.D" style:family="table-column">
      <style:table-column-properties style:column-width="1.441cm"/>
    </style:style>
    <style:style style:name="Táblázat2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1.A2" style:family="table-cell">
      <style:table-cell-properties style:vertical-align="middle" fo:padding="0.049cm" fo:border="0.05pt solid #cccccc"/>
    </style:style>
    <style:style style:name="Táblázat21.B2" style:family="table-cell">
      <style:table-cell-properties style:vertical-align="middle" fo:padding="0.049cm" fo:border="0.05pt solid #cccccc"/>
    </style:style>
    <style:style style:name="Táblázat21.C2" style:family="table-cell">
      <style:table-cell-properties style:vertical-align="middle" fo:padding="0.049cm" fo:border="0.05pt solid #cccccc"/>
    </style:style>
    <style:style style:name="Táblázat21.D2" style:family="table-cell">
      <style:table-cell-properties style:vertical-align="middle" fo:padding="0.049cm" fo:border="0.05pt solid #cccccc"/>
    </style:style>
    <style:style style:name="Táblázat21.A3" style:family="table-cell">
      <style:table-cell-properties style:vertical-align="middle" fo:padding="0.049cm" fo:border="0.05pt solid #cccccc"/>
    </style:style>
    <style:style style:name="Táblázat21.B3" style:family="table-cell">
      <style:table-cell-properties style:vertical-align="middle" fo:padding="0.049cm" fo:border="0.05pt solid #cccccc"/>
    </style:style>
    <style:style style:name="Táblázat21.C3" style:family="table-cell">
      <style:table-cell-properties style:vertical-align="middle" fo:padding="0.049cm" fo:border="0.05pt solid #cccccc"/>
    </style:style>
    <style:style style:name="Táblázat21.D3" style:family="table-cell">
      <style:table-cell-properties style:vertical-align="middle" fo:padding="0.049cm" fo:border="0.05pt solid #cccccc"/>
    </style:style>
    <style:style style:name="Táblázat22" style:family="table">
      <style:table-properties style:width="17cm" table:align="left"/>
    </style:style>
    <style:style style:name="Táblázat22.A" style:family="table-column">
      <style:table-column-properties style:column-width="1.976cm"/>
    </style:style>
    <style:style style:name="Táblázat22.B" style:family="table-column">
      <style:table-column-properties style:column-width="12.434cm"/>
    </style:style>
    <style:style style:name="Táblázat22.C" style:family="table-column">
      <style:table-column-properties style:column-width="1.15cm"/>
    </style:style>
    <style:style style:name="Táblázat22.D" style:family="table-column">
      <style:table-column-properties style:column-width="1.441cm"/>
    </style:style>
    <style:style style:name="Táblázat2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2.A2" style:family="table-cell">
      <style:table-cell-properties style:vertical-align="middle" fo:padding="0.049cm" fo:border="0.05pt solid #cccccc"/>
    </style:style>
    <style:style style:name="Táblázat22.B2" style:family="table-cell">
      <style:table-cell-properties style:vertical-align="middle" fo:padding="0.049cm" fo:border="0.05pt solid #cccccc"/>
    </style:style>
    <style:style style:name="Táblázat22.C2" style:family="table-cell">
      <style:table-cell-properties style:vertical-align="middle" fo:padding="0.049cm" fo:border="0.05pt solid #cccccc"/>
    </style:style>
    <style:style style:name="Táblázat22.D2" style:family="table-cell">
      <style:table-cell-properties style:vertical-align="middle" fo:padding="0.049cm" fo:border="0.05pt solid #cccccc"/>
    </style:style>
    <style:style style:name="Táblázat22.A3" style:family="table-cell">
      <style:table-cell-properties style:vertical-align="middle" fo:padding="0.049cm" fo:border="0.05pt solid #cccccc"/>
    </style:style>
    <style:style style:name="Táblázat22.B3" style:family="table-cell">
      <style:table-cell-properties style:vertical-align="middle" fo:padding="0.049cm" fo:border="0.05pt solid #cccccc"/>
    </style:style>
    <style:style style:name="Táblázat22.C3" style:family="table-cell">
      <style:table-cell-properties style:vertical-align="middle" fo:padding="0.049cm" fo:border="0.05pt solid #cccccc"/>
    </style:style>
    <style:style style:name="Táblázat22.D3" style:family="table-cell">
      <style:table-cell-properties style:vertical-align="middle" fo:padding="0.049cm" fo:border="0.05pt solid #cccccc"/>
    </style:style>
    <style:style style:name="Táblázat23" style:family="table">
      <style:table-properties style:width="11.322cm" table:align="left"/>
    </style:style>
    <style:style style:name="Táblázat23.A" style:family="table-column">
      <style:table-column-properties style:column-width="4.45cm"/>
    </style:style>
    <style:style style:name="Táblázat23.B" style:family="table-column">
      <style:table-column-properties style:column-width="4.244cm"/>
    </style:style>
    <style:style style:name="Táblázat23.C" style:family="table-column">
      <style:table-column-properties style:column-width="2.628cm"/>
    </style:style>
    <style:style style:name="Táblázat2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3.A2" style:family="table-cell">
      <style:table-cell-properties style:vertical-align="middle" fo:padding="0.049cm" fo:border="0.05pt solid #cccccc"/>
    </style:style>
    <style:style style:name="Táblázat23.B2" style:family="table-cell">
      <style:table-cell-properties style:vertical-align="middle" fo:padding="0.049cm" fo:border="0.05pt solid #cccccc"/>
    </style:style>
    <style:style style:name="Táblázat23.C2" style:family="table-cell">
      <style:table-cell-properties style:vertical-align="middle" fo:padding="0.049cm" fo:border="0.05pt solid #cccccc"/>
    </style:style>
    <style:style style:name="Táblázat24" style:family="table">
      <style:table-properties style:width="10.315cm" table:align="left"/>
    </style:style>
    <style:style style:name="Táblázat24.A" style:family="table-column">
      <style:table-column-properties style:column-width="1.27cm"/>
    </style:style>
    <style:style style:name="Táblázat24.B" style:family="table-column">
      <style:table-column-properties style:column-width="5.47cm"/>
    </style:style>
    <style:style style:name="Táblázat24.C" style:family="table-column">
      <style:table-column-properties style:column-width="2.134cm"/>
    </style:style>
    <style:style style:name="Táblázat24.D" style:family="table-column">
      <style:table-column-properties style:column-width="1.441cm"/>
    </style:style>
    <style:style style:name="Táblázat2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4.A2" style:family="table-cell">
      <style:table-cell-properties style:vertical-align="middle" fo:padding="0.049cm" fo:border="0.05pt solid #cccccc"/>
    </style:style>
    <style:style style:name="Táblázat24.B2" style:family="table-cell">
      <style:table-cell-properties style:vertical-align="middle" fo:padding="0.049cm" fo:border="0.05pt solid #cccccc"/>
    </style:style>
    <style:style style:name="Táblázat24.C2" style:family="table-cell">
      <style:table-cell-properties style:vertical-align="middle" fo:padding="0.049cm" fo:border="0.05pt solid #cccccc"/>
    </style:style>
    <style:style style:name="Táblázat24.D2" style:family="table-cell">
      <style:table-cell-properties style:vertical-align="middle" fo:padding="0.049cm" fo:border="0.05pt solid #cccccc"/>
    </style:style>
    <style:style style:name="Táblázat24.A3" style:family="table-cell">
      <style:table-cell-properties style:vertical-align="middle" fo:padding="0.049cm" fo:border="0.05pt solid #cccccc"/>
    </style:style>
    <style:style style:name="Táblázat24.B3" style:family="table-cell">
      <style:table-cell-properties style:vertical-align="middle" fo:padding="0.049cm" fo:border="0.05pt solid #cccccc"/>
    </style:style>
    <style:style style:name="Táblázat24.C3" style:family="table-cell">
      <style:table-cell-properties style:vertical-align="middle" fo:padding="0.049cm" fo:border="0.05pt solid #cccccc"/>
    </style:style>
    <style:style style:name="Táblázat24.D3" style:family="table-cell">
      <style:table-cell-properties style:vertical-align="middle" fo:padding="0.049cm" fo:border="0.05pt solid #cccccc"/>
    </style:style>
    <style:style style:name="Táblázat25" style:family="table">
      <style:table-properties style:width="17cm" table:align="left"/>
    </style:style>
    <style:style style:name="Táblázat25.A" style:family="table-column">
      <style:table-column-properties style:column-width="1.976cm"/>
    </style:style>
    <style:style style:name="Táblázat25.B" style:family="table-column">
      <style:table-column-properties style:column-width="12.434cm"/>
    </style:style>
    <style:style style:name="Táblázat25.C" style:family="table-column">
      <style:table-column-properties style:column-width="1.15cm"/>
    </style:style>
    <style:style style:name="Táblázat25.D" style:family="table-column">
      <style:table-column-properties style:column-width="1.441cm"/>
    </style:style>
    <style:style style:name="Táblázat2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5.A2" style:family="table-cell">
      <style:table-cell-properties style:vertical-align="middle" fo:padding="0.049cm" fo:border="0.05pt solid #cccccc"/>
    </style:style>
    <style:style style:name="Táblázat25.B2" style:family="table-cell">
      <style:table-cell-properties style:vertical-align="middle" fo:padding="0.049cm" fo:border="0.05pt solid #cccccc"/>
    </style:style>
    <style:style style:name="Táblázat25.C2" style:family="table-cell">
      <style:table-cell-properties style:vertical-align="middle" fo:padding="0.049cm" fo:border="0.05pt solid #cccccc"/>
    </style:style>
    <style:style style:name="Táblázat25.D2" style:family="table-cell">
      <style:table-cell-properties style:vertical-align="middle" fo:padding="0.049cm" fo:border="0.05pt solid #cccccc"/>
    </style:style>
    <style:style style:name="Táblázat25.A3" style:family="table-cell">
      <style:table-cell-properties style:vertical-align="middle" fo:padding="0.049cm" fo:border="0.05pt solid #cccccc"/>
    </style:style>
    <style:style style:name="Táblázat25.B3" style:family="table-cell">
      <style:table-cell-properties style:vertical-align="middle" fo:padding="0.049cm" fo:border="0.05pt solid #cccccc"/>
    </style:style>
    <style:style style:name="Táblázat25.C3" style:family="table-cell">
      <style:table-cell-properties style:vertical-align="middle" fo:padding="0.049cm" fo:border="0.05pt solid #cccccc"/>
    </style:style>
    <style:style style:name="Táblázat25.D3" style:family="table-cell">
      <style:table-cell-properties style:vertical-align="middle" fo:padding="0.049cm" fo:border="0.05pt solid #cccccc"/>
    </style:style>
    <style:style style:name="Táblázat27" style:family="table">
      <style:table-properties style:width="11.322cm" table:align="left"/>
    </style:style>
    <style:style style:name="Táblázat27.A" style:family="table-column">
      <style:table-column-properties style:column-width="4.45cm"/>
    </style:style>
    <style:style style:name="Táblázat27.B" style:family="table-column">
      <style:table-column-properties style:column-width="4.244cm"/>
    </style:style>
    <style:style style:name="Táblázat27.C" style:family="table-column">
      <style:table-column-properties style:column-width="2.628cm"/>
    </style:style>
    <style:style style:name="Táblázat2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7.A2" style:family="table-cell">
      <style:table-cell-properties style:vertical-align="middle" fo:padding="0.049cm" fo:border="0.05pt solid #cccccc"/>
    </style:style>
    <style:style style:name="Táblázat27.B2" style:family="table-cell">
      <style:table-cell-properties style:vertical-align="middle" fo:padding="0.049cm" fo:border="0.05pt solid #cccccc"/>
    </style:style>
    <style:style style:name="Táblázat27.C2" style:family="table-cell">
      <style:table-cell-properties style:vertical-align="middle" fo:padding="0.049cm" fo:border="0.05pt solid #cccccc"/>
    </style:style>
    <style:style style:name="Táblázat26" style:family="table">
      <style:table-properties style:width="17cm" table:align="left"/>
    </style:style>
    <style:style style:name="Táblázat26.A" style:family="table-column">
      <style:table-column-properties style:column-width="1.976cm"/>
    </style:style>
    <style:style style:name="Táblázat26.B" style:family="table-column">
      <style:table-column-properties style:column-width="12.434cm"/>
    </style:style>
    <style:style style:name="Táblázat26.C" style:family="table-column">
      <style:table-column-properties style:column-width="1.15cm"/>
    </style:style>
    <style:style style:name="Táblázat26.D" style:family="table-column">
      <style:table-column-properties style:column-width="1.441cm"/>
    </style:style>
    <style:style style:name="Táblázat26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6.A2" style:family="table-cell">
      <style:table-cell-properties style:vertical-align="middle" fo:padding="0.049cm" fo:border="0.05pt solid #cccccc"/>
    </style:style>
    <style:style style:name="Táblázat26.B2" style:family="table-cell">
      <style:table-cell-properties style:vertical-align="middle" fo:padding="0.049cm" fo:border="0.05pt solid #cccccc"/>
    </style:style>
    <style:style style:name="Táblázat26.C2" style:family="table-cell">
      <style:table-cell-properties style:vertical-align="middle" fo:padding="0.049cm" fo:border="0.05pt solid #cccccc"/>
    </style:style>
    <style:style style:name="Táblázat26.D2" style:family="table-cell">
      <style:table-cell-properties style:vertical-align="middle" fo:padding="0.049cm" fo:border="0.05pt solid #cccccc"/>
    </style:style>
    <style:style style:name="Táblázat26.A3" style:family="table-cell">
      <style:table-cell-properties style:vertical-align="middle" fo:padding="0.049cm" fo:border="0.05pt solid #cccccc"/>
    </style:style>
    <style:style style:name="Táblázat26.B3" style:family="table-cell">
      <style:table-cell-properties style:vertical-align="middle" fo:padding="0.049cm" fo:border="0.05pt solid #cccccc"/>
    </style:style>
    <style:style style:name="Táblázat26.C3" style:family="table-cell">
      <style:table-cell-properties style:vertical-align="middle" fo:padding="0.049cm" fo:border="0.05pt solid #cccccc"/>
    </style:style>
    <style:style style:name="Táblázat26.D3" style:family="table-cell">
      <style:table-cell-properties style:vertical-align="middle" fo:padding="0.049cm" fo:border="0.05pt solid #cccccc"/>
    </style:style>
    <style:style style:name="Táblázat31" style:family="table">
      <style:table-properties style:width="17cm" table:align="left"/>
    </style:style>
    <style:style style:name="Táblázat31.A" style:family="table-column">
      <style:table-column-properties style:column-width="1.976cm"/>
    </style:style>
    <style:style style:name="Táblázat31.B" style:family="table-column">
      <style:table-column-properties style:column-width="11.008cm"/>
    </style:style>
    <style:style style:name="Táblázat31.C" style:family="table-column">
      <style:table-column-properties style:column-width="1.15cm"/>
    </style:style>
    <style:style style:name="Táblázat31.D" style:family="table-column">
      <style:table-column-properties style:column-width="2.866cm"/>
    </style:style>
    <style:style style:name="Táblázat3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1.A2" style:family="table-cell">
      <style:table-cell-properties style:vertical-align="middle" fo:padding="0.049cm" fo:border="0.05pt solid #cccccc"/>
    </style:style>
    <style:style style:name="Táblázat31.B2" style:family="table-cell">
      <style:table-cell-properties style:vertical-align="middle" fo:padding="0.049cm" fo:border="0.05pt solid #cccccc"/>
    </style:style>
    <style:style style:name="Táblázat31.C2" style:family="table-cell">
      <style:table-cell-properties style:vertical-align="middle" fo:padding="0.049cm" fo:border="0.05pt solid #cccccc"/>
    </style:style>
    <style:style style:name="Táblázat31.D2" style:family="table-cell">
      <style:table-cell-properties style:vertical-align="middle" fo:padding="0.049cm" fo:border="0.05pt solid #cccccc"/>
    </style:style>
    <style:style style:name="Táblázat31.A3" style:family="table-cell">
      <style:table-cell-properties style:vertical-align="middle" fo:padding="0.049cm" fo:border="0.05pt solid #cccccc"/>
    </style:style>
    <style:style style:name="Táblázat31.B3" style:family="table-cell">
      <style:table-cell-properties style:vertical-align="middle" fo:padding="0.049cm" fo:border="0.05pt solid #cccccc"/>
    </style:style>
    <style:style style:name="Táblázat31.C3" style:family="table-cell">
      <style:table-cell-properties style:vertical-align="middle" fo:padding="0.049cm" fo:border="0.05pt solid #cccccc"/>
    </style:style>
    <style:style style:name="Táblázat31.D3" style:family="table-cell">
      <style:table-cell-properties style:vertical-align="middle" fo:padding="0.049cm" fo:border="0.05pt solid #cccccc"/>
    </style:style>
    <style:style style:name="Táblázat31.A4" style:family="table-cell">
      <style:table-cell-properties style:vertical-align="middle" fo:padding="0.049cm" fo:border="0.05pt solid #cccccc"/>
    </style:style>
    <style:style style:name="Táblázat31.B4" style:family="table-cell">
      <style:table-cell-properties style:vertical-align="middle" fo:padding="0.049cm" fo:border="0.05pt solid #cccccc"/>
    </style:style>
    <style:style style:name="Táblázat31.C4" style:family="table-cell">
      <style:table-cell-properties style:vertical-align="middle" fo:padding="0.049cm" fo:border="0.05pt solid #cccccc"/>
    </style:style>
    <style:style style:name="Táblázat31.D4" style:family="table-cell">
      <style:table-cell-properties style:vertical-align="middle" fo:padding="0.049cm" fo:border="0.05pt solid #cccccc"/>
    </style:style>
    <style:style style:name="Táblázat28" style:family="table">
      <style:table-properties style:width="11.322cm" table:align="left"/>
    </style:style>
    <style:style style:name="Táblázat28.A" style:family="table-column">
      <style:table-column-properties style:column-width="4.45cm"/>
    </style:style>
    <style:style style:name="Táblázat28.B" style:family="table-column">
      <style:table-column-properties style:column-width="4.244cm"/>
    </style:style>
    <style:style style:name="Táblázat28.C" style:family="table-column">
      <style:table-column-properties style:column-width="2.628cm"/>
    </style:style>
    <style:style style:name="Táblázat2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8.A2" style:family="table-cell">
      <style:table-cell-properties style:vertical-align="middle" fo:padding="0.049cm" fo:border="0.05pt solid #cccccc"/>
    </style:style>
    <style:style style:name="Táblázat28.B2" style:family="table-cell">
      <style:table-cell-properties style:vertical-align="middle" fo:padding="0.049cm" fo:border="0.05pt solid #cccccc"/>
    </style:style>
    <style:style style:name="Táblázat28.C2" style:family="table-cell">
      <style:table-cell-properties style:vertical-align="middle" fo:padding="0.049cm" fo:border="0.05pt solid #cccccc"/>
    </style:style>
    <style:style style:name="Táblázat29" style:family="table">
      <style:table-properties style:width="10.315cm" table:align="left"/>
    </style:style>
    <style:style style:name="Táblázat29.A" style:family="table-column">
      <style:table-column-properties style:column-width="1.27cm"/>
    </style:style>
    <style:style style:name="Táblázat29.B" style:family="table-column">
      <style:table-column-properties style:column-width="5.47cm"/>
    </style:style>
    <style:style style:name="Táblázat29.C" style:family="table-column">
      <style:table-column-properties style:column-width="2.134cm"/>
    </style:style>
    <style:style style:name="Táblázat29.D" style:family="table-column">
      <style:table-column-properties style:column-width="1.441cm"/>
    </style:style>
    <style:style style:name="Táblázat2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9.A2" style:family="table-cell">
      <style:table-cell-properties style:vertical-align="middle" fo:padding="0.049cm" fo:border="0.05pt solid #cccccc"/>
    </style:style>
    <style:style style:name="Táblázat29.B2" style:family="table-cell">
      <style:table-cell-properties style:vertical-align="middle" fo:padding="0.049cm" fo:border="0.05pt solid #cccccc"/>
    </style:style>
    <style:style style:name="Táblázat29.C2" style:family="table-cell">
      <style:table-cell-properties style:vertical-align="middle" fo:padding="0.049cm" fo:border="0.05pt solid #cccccc"/>
    </style:style>
    <style:style style:name="Táblázat29.D2" style:family="table-cell">
      <style:table-cell-properties style:vertical-align="middle" fo:padding="0.049cm" fo:border="0.05pt solid #cccccc"/>
    </style:style>
    <style:style style:name="Táblázat29.A3" style:family="table-cell">
      <style:table-cell-properties style:vertical-align="middle" fo:padding="0.049cm" fo:border="0.05pt solid #cccccc"/>
    </style:style>
    <style:style style:name="Táblázat29.B3" style:family="table-cell">
      <style:table-cell-properties style:vertical-align="middle" fo:padding="0.049cm" fo:border="0.05pt solid #cccccc"/>
    </style:style>
    <style:style style:name="Táblázat29.C3" style:family="table-cell">
      <style:table-cell-properties style:vertical-align="middle" fo:padding="0.049cm" fo:border="0.05pt solid #cccccc"/>
    </style:style>
    <style:style style:name="Táblázat29.D3" style:family="table-cell">
      <style:table-cell-properties style:vertical-align="middle" fo:padding="0.049cm" fo:border="0.05pt solid #cccccc"/>
    </style:style>
    <style:style style:name="Táblázat30" style:family="table">
      <style:table-properties style:width="17cm" table:align="left"/>
    </style:style>
    <style:style style:name="Táblázat30.A" style:family="table-column">
      <style:table-column-properties style:column-width="1.976cm"/>
    </style:style>
    <style:style style:name="Táblázat30.B" style:family="table-column">
      <style:table-column-properties style:column-width="11.008cm"/>
    </style:style>
    <style:style style:name="Táblázat30.C" style:family="table-column">
      <style:table-column-properties style:column-width="1.15cm"/>
    </style:style>
    <style:style style:name="Táblázat30.D" style:family="table-column">
      <style:table-column-properties style:column-width="2.866cm"/>
    </style:style>
    <style:style style:name="Táblázat3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0.A2" style:family="table-cell">
      <style:table-cell-properties style:vertical-align="middle" fo:padding="0.049cm" fo:border="0.05pt solid #cccccc"/>
    </style:style>
    <style:style style:name="Táblázat30.B2" style:family="table-cell">
      <style:table-cell-properties style:vertical-align="middle" fo:padding="0.049cm" fo:border="0.05pt solid #cccccc"/>
    </style:style>
    <style:style style:name="Táblázat30.C2" style:family="table-cell">
      <style:table-cell-properties style:vertical-align="middle" fo:padding="0.049cm" fo:border="0.05pt solid #cccccc"/>
    </style:style>
    <style:style style:name="Táblázat30.D2" style:family="table-cell">
      <style:table-cell-properties style:vertical-align="middle" fo:padding="0.049cm" fo:border="0.05pt solid #cccccc"/>
    </style:style>
    <style:style style:name="Táblázat30.A3" style:family="table-cell">
      <style:table-cell-properties style:vertical-align="middle" fo:padding="0.049cm" fo:border="0.05pt solid #cccccc"/>
    </style:style>
    <style:style style:name="Táblázat30.B3" style:family="table-cell">
      <style:table-cell-properties style:vertical-align="middle" fo:padding="0.049cm" fo:border="0.05pt solid #cccccc"/>
    </style:style>
    <style:style style:name="Táblázat30.C3" style:family="table-cell">
      <style:table-cell-properties style:vertical-align="middle" fo:padding="0.049cm" fo:border="0.05pt solid #cccccc"/>
    </style:style>
    <style:style style:name="Táblázat30.D3" style:family="table-cell">
      <style:table-cell-properties style:vertical-align="middle" fo:padding="0.049cm" fo:border="0.05pt solid #cccccc"/>
    </style:style>
    <style:style style:name="Táblázat30.A4" style:family="table-cell">
      <style:table-cell-properties style:vertical-align="middle" fo:padding="0.049cm" fo:border="0.05pt solid #cccccc"/>
    </style:style>
    <style:style style:name="Táblázat30.B4" style:family="table-cell">
      <style:table-cell-properties style:vertical-align="middle" fo:padding="0.049cm" fo:border="0.05pt solid #cccccc"/>
    </style:style>
    <style:style style:name="Táblázat30.C4" style:family="table-cell">
      <style:table-cell-properties style:vertical-align="middle" fo:padding="0.049cm" fo:border="0.05pt solid #cccccc"/>
    </style:style>
    <style:style style:name="Táblázat30.D4" style:family="table-cell">
      <style:table-cell-properties style:vertical-align="middle" fo:padding="0.049cm" fo:border="0.05pt solid #cccccc"/>
    </style:style>
    <style:style style:name="Táblázat32" style:family="table">
      <style:table-properties style:width="11.322cm" table:align="left"/>
    </style:style>
    <style:style style:name="Táblázat32.A" style:family="table-column">
      <style:table-column-properties style:column-width="4.45cm"/>
    </style:style>
    <style:style style:name="Táblázat32.B" style:family="table-column">
      <style:table-column-properties style:column-width="4.244cm"/>
    </style:style>
    <style:style style:name="Táblázat32.C" style:family="table-column">
      <style:table-column-properties style:column-width="2.628cm"/>
    </style:style>
    <style:style style:name="Táblázat3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2.A2" style:family="table-cell">
      <style:table-cell-properties style:vertical-align="middle" fo:padding="0.049cm" fo:border="0.05pt solid #cccccc"/>
    </style:style>
    <style:style style:name="Táblázat32.B2" style:family="table-cell">
      <style:table-cell-properties style:vertical-align="middle" fo:padding="0.049cm" fo:border="0.05pt solid #cccccc"/>
    </style:style>
    <style:style style:name="Táblázat32.C2" style:family="table-cell">
      <style:table-cell-properties style:vertical-align="middle" fo:padding="0.049cm" fo:border="0.05pt solid #cccccc"/>
    </style:style>
    <style:style style:name="Táblázat33" style:family="table">
      <style:table-properties style:width="10.315cm" table:align="left"/>
    </style:style>
    <style:style style:name="Táblázat33.A" style:family="table-column">
      <style:table-column-properties style:column-width="1.27cm"/>
    </style:style>
    <style:style style:name="Táblázat33.B" style:family="table-column">
      <style:table-column-properties style:column-width="5.47cm"/>
    </style:style>
    <style:style style:name="Táblázat33.C" style:family="table-column">
      <style:table-column-properties style:column-width="2.134cm"/>
    </style:style>
    <style:style style:name="Táblázat33.D" style:family="table-column">
      <style:table-column-properties style:column-width="1.441cm"/>
    </style:style>
    <style:style style:name="Táblázat3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3.A2" style:family="table-cell">
      <style:table-cell-properties style:vertical-align="middle" fo:padding="0.049cm" fo:border="0.05pt solid #cccccc"/>
    </style:style>
    <style:style style:name="Táblázat33.B2" style:family="table-cell">
      <style:table-cell-properties style:vertical-align="middle" fo:padding="0.049cm" fo:border="0.05pt solid #cccccc"/>
    </style:style>
    <style:style style:name="Táblázat33.C2" style:family="table-cell">
      <style:table-cell-properties style:vertical-align="middle" fo:padding="0.049cm" fo:border="0.05pt solid #cccccc"/>
    </style:style>
    <style:style style:name="Táblázat33.D2" style:family="table-cell">
      <style:table-cell-properties style:vertical-align="middle" fo:padding="0.049cm" fo:border="0.05pt solid #cccccc"/>
    </style:style>
    <style:style style:name="Táblázat33.A3" style:family="table-cell">
      <style:table-cell-properties style:vertical-align="middle" fo:padding="0.049cm" fo:border="0.05pt solid #cccccc"/>
    </style:style>
    <style:style style:name="Táblázat33.B3" style:family="table-cell">
      <style:table-cell-properties style:vertical-align="middle" fo:padding="0.049cm" fo:border="0.05pt solid #cccccc"/>
    </style:style>
    <style:style style:name="Táblázat33.C3" style:family="table-cell">
      <style:table-cell-properties style:vertical-align="middle" fo:padding="0.049cm" fo:border="0.05pt solid #cccccc"/>
    </style:style>
    <style:style style:name="Táblázat33.D3" style:family="table-cell">
      <style:table-cell-properties style:vertical-align="middle" fo:padding="0.049cm" fo:border="0.05pt solid #cccccc"/>
    </style:style>
    <style:style style:name="Táblázat34" style:family="table">
      <style:table-properties style:width="17cm" table:align="left"/>
    </style:style>
    <style:style style:name="Táblázat34.A" style:family="table-column">
      <style:table-column-properties style:column-width="1.976cm"/>
    </style:style>
    <style:style style:name="Táblázat34.B" style:family="table-column">
      <style:table-column-properties style:column-width="11.008cm"/>
    </style:style>
    <style:style style:name="Táblázat34.C" style:family="table-column">
      <style:table-column-properties style:column-width="1.15cm"/>
    </style:style>
    <style:style style:name="Táblázat34.D" style:family="table-column">
      <style:table-column-properties style:column-width="2.866cm"/>
    </style:style>
    <style:style style:name="Táblázat3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4.A2" style:family="table-cell">
      <style:table-cell-properties style:vertical-align="middle" fo:padding="0.049cm" fo:border="0.05pt solid #cccccc"/>
    </style:style>
    <style:style style:name="Táblázat34.B2" style:family="table-cell">
      <style:table-cell-properties style:vertical-align="middle" fo:padding="0.049cm" fo:border="0.05pt solid #cccccc"/>
    </style:style>
    <style:style style:name="Táblázat34.C2" style:family="table-cell">
      <style:table-cell-properties style:vertical-align="middle" fo:padding="0.049cm" fo:border="0.05pt solid #cccccc"/>
    </style:style>
    <style:style style:name="Táblázat34.D2" style:family="table-cell">
      <style:table-cell-properties style:vertical-align="middle" fo:padding="0.049cm" fo:border="0.05pt solid #cccccc"/>
    </style:style>
    <style:style style:name="Táblázat34.A3" style:family="table-cell">
      <style:table-cell-properties style:vertical-align="middle" fo:padding="0.049cm" fo:border="0.05pt solid #cccccc"/>
    </style:style>
    <style:style style:name="Táblázat34.B3" style:family="table-cell">
      <style:table-cell-properties style:vertical-align="middle" fo:padding="0.049cm" fo:border="0.05pt solid #cccccc"/>
    </style:style>
    <style:style style:name="Táblázat34.C3" style:family="table-cell">
      <style:table-cell-properties style:vertical-align="middle" fo:padding="0.049cm" fo:border="0.05pt solid #cccccc"/>
    </style:style>
    <style:style style:name="Táblázat34.D3" style:family="table-cell">
      <style:table-cell-properties style:vertical-align="middle" fo:padding="0.049cm" fo:border="0.05pt solid #cccccc"/>
    </style:style>
    <style:style style:name="Táblázat34.A4" style:family="table-cell">
      <style:table-cell-properties style:vertical-align="middle" fo:padding="0.049cm" fo:border="0.05pt solid #cccccc"/>
    </style:style>
    <style:style style:name="Táblázat34.B4" style:family="table-cell">
      <style:table-cell-properties style:vertical-align="middle" fo:padding="0.049cm" fo:border="0.05pt solid #cccccc"/>
    </style:style>
    <style:style style:name="Táblázat34.C4" style:family="table-cell">
      <style:table-cell-properties style:vertical-align="middle" fo:padding="0.049cm" fo:border="0.05pt solid #cccccc"/>
    </style:style>
    <style:style style:name="Táblázat34.D4" style:family="table-cell">
      <style:table-cell-properties style:vertical-align="middle" fo:padding="0.049cm" fo:border="0.05pt solid #cccccc"/>
    </style:style>
    <style:style style:name="P1" style:family="paragraph" style:parent-style-name="Standard">
      <style:paragraph-properties fo:text-align="center" style:justify-single-word="false"/>
      <style:text-properties fo:font-size="16pt" officeooo:rsid="00002aa6" officeooo:paragraph-rsid="00002aa6" style:font-size-asian="16pt" style:font-size-complex="16pt"/>
    </style:style>
    <style:style style:name="P2" style:family="paragraph" style:parent-style-name="Standard">
      <style:text-properties officeooo:rsid="00002aa6" officeooo:paragraph-rsid="00002aa6"/>
    </style:style>
    <style:style style:name="P3" style:family="paragraph" style:parent-style-name="Standard">
      <style:text-properties officeooo:rsid="0008037d" officeooo:paragraph-rsid="0008037d"/>
    </style:style>
    <style:style style:name="P4" style:family="paragraph" style:parent-style-name="Standard">
      <style:text-properties fo:font-size="16pt" officeooo:rsid="00002aa6" officeooo:paragraph-rsid="00002aa6" style:font-size-asian="16pt" style:font-size-complex="16pt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2aa6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2aa6"/>
    </style:style>
    <style:style style:name="P11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2aa6"/>
    </style:style>
    <style:style style:name="P12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2aa6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2" fo:font-size="10.5pt" fo:letter-spacing="normal" fo:font-style="normal" fo:font-weight="normal" officeooo:rsid="00002aa6"/>
    </style:style>
    <style:style style:name="P14" style:family="paragraph" style:parent-style-name="Standard">
      <style:text-properties fo:font-size="16pt" officeooo:rsid="00002aa6" officeooo:paragraph-rsid="0000e0d4" style:font-size-asian="16pt" style:font-size-complex="16pt"/>
    </style:style>
    <style:style style:name="P15" style:family="paragraph" style:parent-style-name="Standard">
      <style:text-properties officeooo:rsid="00002aa6" officeooo:paragraph-rsid="0000e0d4"/>
    </style:style>
    <style:style style:name="P1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e0d4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e0d4"/>
    </style:style>
    <style:style style:name="P1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e0d4"/>
    </style:style>
    <style:style style:name="P1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e0d4"/>
    </style:style>
    <style:style style:name="P20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0e0d4"/>
    </style:style>
    <style:style style:name="P21" style:family="paragraph" style:parent-style-name="Standard">
      <style:text-properties officeooo:rsid="0000e0d4" officeooo:paragraph-rsid="0000e0d4"/>
    </style:style>
    <style:style style:name="P22" style:family="paragraph" style:parent-style-name="Standard">
      <style:text-properties officeooo:rsid="0002f1ac" officeooo:paragraph-rsid="0002f1ac"/>
    </style:style>
    <style:style style:name="P2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/>
      <style:text-properties fo:font-weight="bold"/>
    </style:style>
    <style:style style:name="P24" style:family="paragraph" style:parent-style-name="Standard">
      <style:text-properties fo:font-size="16pt" officeooo:rsid="00002aa6" officeooo:paragraph-rsid="0002f1ac" style:font-size-asian="16pt" style:font-size-complex="16pt"/>
    </style:style>
    <style:style style:name="P25" style:family="paragraph" style:parent-style-name="Standard">
      <style:text-properties officeooo:rsid="00002aa6" officeooo:paragraph-rsid="0002f1ac"/>
    </style:style>
    <style:style style:name="P2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2f1ac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2f1ac"/>
    </style:style>
    <style:style style:name="P2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2f1ac"/>
    </style:style>
    <style:style style:name="P29" style:family="paragraph" style:parent-style-name="Standard">
      <style:text-properties officeooo:rsid="0000e0d4" officeooo:paragraph-rsid="0002f1ac"/>
    </style:style>
    <style:style style:name="P30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2f1ac"/>
    </style:style>
    <style:style style:name="P31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2f1ac" officeooo:paragraph-rsid="0002f1ac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2f1ac" style:font-weight-asian="bold" style:font-weight-complex="bold"/>
    </style:style>
    <style:style style:name="P33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2f1ac"/>
    </style:style>
    <style:style style:name="P34" style:family="paragraph" style:parent-style-name="Standard">
      <style:text-properties fo:font-size="16pt" officeooo:rsid="00002aa6" officeooo:paragraph-rsid="00044838" style:font-size-asian="16pt" style:font-size-complex="16pt"/>
    </style:style>
    <style:style style:name="P35" style:family="paragraph" style:parent-style-name="Standard">
      <style:text-properties officeooo:rsid="00002aa6" officeooo:paragraph-rsid="00044838"/>
    </style:style>
    <style:style style:name="P3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44838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44838" style:font-weight-asian="bold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44838"/>
    </style:style>
    <style:style style:name="P39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44838"/>
    </style:style>
    <style:style style:name="P40" style:family="paragraph" style:parent-style-name="Standard">
      <style:text-properties officeooo:rsid="0000e0d4" officeooo:paragraph-rsid="00044838"/>
    </style:style>
    <style:style style:name="P41" style:family="paragraph" style:parent-style-name="Standard">
      <style:text-properties officeooo:rsid="0002f1ac" officeooo:paragraph-rsid="00044838"/>
    </style:style>
    <style:style style:name="P42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44838"/>
    </style:style>
    <style:style style:name="P43" style:family="paragraph" style:parent-style-name="Standard">
      <style:text-properties fo:font-size="16pt" officeooo:rsid="0005ac56" officeooo:paragraph-rsid="0005ac56" style:font-size-asian="16pt" style:font-size-complex="16pt"/>
    </style:style>
    <style:style style:name="P44" style:family="paragraph" style:parent-style-name="Standard">
      <style:text-properties officeooo:rsid="00002aa6" officeooo:paragraph-rsid="0005ac56"/>
    </style:style>
    <style:style style:name="P4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5ac56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5ac56" officeooo:paragraph-rsid="0005ac56" style:font-weight-asian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5ac56"/>
    </style:style>
    <style:style style:name="P4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5ac56"/>
    </style:style>
    <style:style style:name="P49" style:family="paragraph" style:parent-style-name="Standard">
      <style:text-properties officeooo:rsid="0000e0d4" officeooo:paragraph-rsid="0005ac56"/>
    </style:style>
    <style:style style:name="P50" style:family="paragraph" style:parent-style-name="Standard">
      <style:text-properties officeooo:rsid="0005ac56" officeooo:paragraph-rsid="0005ac56"/>
    </style:style>
    <style:style style:name="P51" style:family="paragraph" style:parent-style-name="Standard">
      <style:text-properties officeooo:rsid="0002f1ac" officeooo:paragraph-rsid="0005ac56"/>
    </style:style>
    <style:style style:name="P52" style:family="paragraph" style:parent-style-name="Standard">
      <style:text-properties officeooo:rsid="0002f1ac" officeooo:paragraph-rsid="0009482b"/>
    </style:style>
    <style:style style:name="P53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9482b"/>
    </style:style>
    <style:style style:name="P54" style:family="paragraph" style:parent-style-name="Standard">
      <style:text-properties officeooo:rsid="00176bde" officeooo:paragraph-rsid="00176bde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0c0aae" officeooo:paragraph-rsid="000c0aae"/>
    </style:style>
    <style:style style:name="P56" style:family="paragraph" style:parent-style-name="Standard">
      <style:text-properties officeooo:rsid="0009482b" officeooo:paragraph-rsid="0009482b"/>
    </style:style>
    <style:style style:name="P57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5ac56"/>
    </style:style>
    <style:style style:name="P58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 officeooo:paragraph-rsid="0005ac56"/>
    </style:style>
    <style:style style:name="P59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/>
    </style:style>
    <style:style style:name="P60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/>
    </style:style>
    <style:style style:name="P61" style:family="paragraph" style:parent-style-name="Standard">
      <style:text-properties fo:font-size="16pt" officeooo:rsid="0005ac56" officeooo:paragraph-rsid="0009482b" style:font-size-asian="16pt" style:font-size-complex="16pt"/>
    </style:style>
    <style:style style:name="P62" style:family="paragraph" style:parent-style-name="Standard">
      <style:text-properties officeooo:rsid="00002aa6" officeooo:paragraph-rsid="0009482b"/>
    </style:style>
    <style:style style:name="P6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9482b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f7b7" officeooo:paragraph-rsid="0016f7b7" style:font-weight-asian="bold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9482b" officeooo:paragraph-rsid="0009482b" style:font-weight-asian="bold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9482b"/>
    </style:style>
    <style:style style:name="P67" style:family="paragraph" style:parent-style-name="Standard">
      <style:text-properties officeooo:rsid="0000e0d4" officeooo:paragraph-rsid="0009482b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9482b"/>
    </style:style>
    <style:style style:name="P6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c1c2e" officeooo:paragraph-rsid="000c1c2e"/>
    </style:style>
    <style:style style:name="P70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c1c2e"/>
    </style:style>
    <style:style style:name="P71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c1c2e"/>
    </style:style>
    <style:style style:name="P72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12039b" officeooo:paragraph-rsid="0012039b"/>
    </style:style>
    <style:style style:name="P73" style:family="paragraph" style:parent-style-name="Standard">
      <style:text-properties officeooo:rsid="0005ac56" officeooo:paragraph-rsid="000c1c2e"/>
    </style:style>
    <style:style style:name="P74" style:family="paragraph" style:parent-style-name="Standard">
      <style:text-properties officeooo:rsid="0005ac56" officeooo:paragraph-rsid="00189c6d"/>
    </style:style>
    <style:style style:name="P75" style:family="paragraph" style:parent-style-name="Standard">
      <style:text-properties fo:font-size="16pt" officeooo:rsid="0005ac56" officeooo:paragraph-rsid="00189c6d" style:font-size-asian="16pt" style:font-size-complex="16pt"/>
    </style:style>
    <style:style style:name="P76" style:family="paragraph" style:parent-style-name="Standard">
      <style:text-properties officeooo:rsid="00002aa6" officeooo:paragraph-rsid="00189c6d"/>
    </style:style>
    <style:style style:name="P77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189c6d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f7b7" officeooo:paragraph-rsid="00189c6d" style:font-weight-asian="bold" style:font-weight-complex="bold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9482b" officeooo:paragraph-rsid="00189c6d" style:font-weight-asian="bold" style:font-weight-complex="bold"/>
    </style:style>
    <style:style style:name="P80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189c6d"/>
    </style:style>
    <style:style style:name="P81" style:family="paragraph" style:parent-style-name="Standard">
      <style:text-properties officeooo:rsid="0000e0d4" officeooo:paragraph-rsid="00189c6d"/>
    </style:style>
    <style:style style:name="P82" style:family="paragraph" style:parent-style-name="Standard">
      <style:text-properties officeooo:rsid="0009482b" officeooo:paragraph-rsid="00189c6d"/>
    </style:style>
    <style:style style:name="P83" style:family="paragraph" style:parent-style-name="Standard">
      <style:text-properties officeooo:rsid="0002f1ac" officeooo:paragraph-rsid="00189c6d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9c6d"/>
    </style:style>
    <style:style style:name="P85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189c6d"/>
    </style:style>
    <style:style style:name="P86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c1c2e" officeooo:paragraph-rsid="00189c6d"/>
    </style:style>
    <style:style style:name="P87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189c6d"/>
    </style:style>
    <style:style style:name="P88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189c6d"/>
    </style:style>
    <style:style style:name="P89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12039b" officeooo:paragraph-rsid="00189c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Arial2" fo:font-size="10.5pt" fo:letter-spacing="normal" fo:font-style="normal" fo:font-weight="normal"/>
    </style:style>
    <style:style style:name="T3" style:family="text">
      <style:text-properties officeooo:rsid="0000e0d4"/>
    </style:style>
    <style:style style:name="T4" style:family="text">
      <style:text-properties fo:font-weight="bold" officeooo:rsid="0000e0d4" style:font-weight-asian="bold" style:font-weight-complex="bold"/>
    </style:style>
    <style:style style:name="T5" style:family="text">
      <style:text-properties officeooo:rsid="0002f1ac"/>
    </style:style>
    <style:style style:name="T6" style:family="text">
      <style:text-properties fo:font-weight="bold" officeooo:rsid="0002f1ac" style:font-weight-asian="bold" style:font-weight-complex="bold"/>
    </style:style>
    <style:style style:name="T7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2f1ac"/>
    </style:style>
    <style:style style:name="T8" style:family="text">
      <style:text-properties fo:font-weight="bold" officeooo:rsid="00044838" style:font-weight-asian="bold" style:font-weight-complex="bold"/>
    </style:style>
    <style:style style:name="T9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4483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02aa6"/>
    </style:style>
    <style:style style:name="T12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5ac56"/>
    </style:style>
    <style:style style:name="T13" style:family="text">
      <style:text-properties officeooo:rsid="00176bde"/>
    </style:style>
    <style:style style:name="T14" style:family="text">
      <style:text-properties style:font-name="Consolas" fo:font-size="10.5pt" fo:font-style="normal" fo:font-weight="normal"/>
    </style:style>
    <style:style style:name="T15" style:family="text">
      <style:text-properties fo:font-weight="normal" officeooo:rsid="0009482b" style:font-weight-asian="normal" style:font-weight-complex="normal"/>
    </style:style>
    <style:style style:name="T16" style:family="text">
      <style:text-properties officeooo:rsid="0009482b"/>
    </style:style>
    <style:style style:name="T17" style:family="text">
      <style:text-properties officeooo:rsid="000c1c2e"/>
    </style:style>
    <style:style style:name="T18" style:family="text">
      <style:text-properties officeooo:rsid="0012039b"/>
    </style:style>
    <style:style style:name="T19" style:family="text">
      <style:text-properties fo:font-weight="normal" officeooo:rsid="00189c6d" style:font-weight-asian="normal" style:font-weight-complex="normal"/>
    </style:style>
    <style:style style:name="T20" style:family="text">
      <style:text-properties officeooo:rsid="0019652b"/>
    </style:style>
    <style:style style:name="T21" style:family="text">
      <style:text-properties officeooo:rsid="0019e38d"/>
    </style:style>
    <style:style style:name="T22" style:family="text">
      <style:text-properties officeooo:rsid="001b9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y’s Shack backend</text:p>
      <text:p text:style-name="P1">Apis:</text:p>
      <text:p text:style-name="P1"/>
      <text:p text:style-name="P2"/>
      <text:p text:style-name="P2"/>
      <text:p text:style-name="P3">Applies to every endpoint:</text:p>
      <text:p text:style-name="P3">If the endpoint is a non-public api, then it requires jwt verification:</text:p>
      <text:p text:style-name="P3">Auth header containing a Bearer</text:p>
      <text:p text:style-name="P3"/>
      <text:p text:style-name="P2"/>
      <text:p text:style-name="P2"/>
      <text:p text:style-name="P2"/>
      <text:p text:style-name="P2"/>
      <text:p text:style-name="P4">registration_<text:span text:style-name="T1">request</text:span>:</text:p>
      <text:p text:style-name="P2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5">JWT required</text:p>
            </table:table-cell>
            <table:table-cell table:style-name="Táblázat2.A1" office:value-type="string">
              <text:p text:style-name="P5">Admin-only</text:p>
            </table:table-cell>
            <table:table-cell table:style-name="Táblázat2.A1" office:value-type="string">
              <text:p text:style-name="P5">Is depricated</text:p>
            </table:table-cell>
          </table:table-row>
        </table:table-header-rows>
        <table:table-row>
          <table:table-cell table:style-name="Táblázat2.A2" office:value-type="string">
            <text:p text:style-name="P6">No</text:p>
          </table:table-cell>
          <table:table-cell table:style-name="Táblázat2.B2" office:value-type="string">
            <text:p text:style-name="P6">No</text:p>
          </table:table-cell>
          <table:table-cell table:style-name="Táblázat2.C2" office:value-type="string">
            <text:p text:style-name="P7">No</text:p>
          </table:table-cell>
        </table:table-row>
      </table:table>
      <text:p text:style-name="P2"/>
      <text:p text:style-name="P2"><text:span text:style-name="T2">Sends an email and registers an unverified user when it succeeds</text:span>.</text:p>
      <text:p text:style-name="P2"/>
      <text:p text:style-name="P2">Endpoint in: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5">Name</text:p>
            </table:table-cell>
            <table:table-cell table:style-name="Táblázat1.A1" office:value-type="string">
              <text:p text:style-name="P5">Explanation</text:p>
            </table:table-cell>
            <table:table-cell table:style-name="Táblázat1.A1" office:value-type="string">
              <text:p text:style-name="P5">Type</text:p>
            </table:table-cell>
            <table:table-cell table:style-name="Táblázat1.A1" office:value-type="string">
              <text:p text:style-name="P5">When</text:p>
            </table:table-cell>
          </table:table-row>
        </table:table-header-rows>
        <table:table-row>
          <table:table-cell table:style-name="Táblázat1.A2" office:value-type="string">
            <text:p text:style-name="P6">email</text:p>
          </table:table-cell>
          <table:table-cell table:style-name="Táblázat1.B2" office:value-type="string">
            <text:p text:style-name="P6">the email of the user</text:p>
          </table:table-cell>
          <table:table-cell table:style-name="Táblázat1.C2" office:value-type="string">
            <text:p text:style-name="P6">int</text:p>
          </table:table-cell>
          <table:table-cell table:style-name="Táblázat1.D2" office:value-type="string">
            <text:p text:style-name="P6">always</text:p>
          </table:table-cell>
        </table:table-row>
        <table:table-row>
          <table:table-cell table:style-name="Táblázat1.A3" office:value-type="string">
            <text:p text:style-name="P6">password</text:p>
          </table:table-cell>
          <table:table-cell table:style-name="Táblázat1.B3" office:value-type="string">
            <text:p text:style-name="P6">the password of the user</text:p>
          </table:table-cell>
          <table:table-cell table:style-name="Táblázat1.C3" office:value-type="string">
            <text:p text:style-name="P6">string</text:p>
          </table:table-cell>
          <table:table-cell table:style-name="Táblázat1.D3" office:value-type="string">
            <text:p text:style-name="P6">always</text:p>
          </table:table-cell>
        </table:table-row>
        <table:table-row>
          <table:table-cell table:style-name="Táblázat1.A4" office:value-type="string">
            <text:p text:style-name="P6">lastname</text:p>
          </table:table-cell>
          <table:table-cell table:style-name="Táblázat1.B4" office:value-type="string">
            <text:p text:style-name="P6">the last name of the user</text:p>
          </table:table-cell>
          <table:table-cell table:style-name="Táblázat1.C4" office:value-type="string">
            <text:p text:style-name="P6">string</text:p>
          </table:table-cell>
          <table:table-cell table:style-name="Táblázat1.D4" office:value-type="string">
            <text:p text:style-name="P6">always</text:p>
          </table:table-cell>
        </table:table-row>
        <table:table-row>
          <table:table-cell table:style-name="Táblázat1.A5" office:value-type="string">
            <text:p text:style-name="P6">firstname</text:p>
          </table:table-cell>
          <table:table-cell table:style-name="Táblázat1.B5" office:value-type="string">
            <text:p text:style-name="P6">the fist name ofthe user</text:p>
          </table:table-cell>
          <table:table-cell table:style-name="Táblázat1.C5" office:value-type="string">
            <text:p text:style-name="P6">string</text:p>
          </table:table-cell>
          <table:table-cell table:style-name="Táblázat1.D5" office:value-type="string">
            <text:p text:style-name="P7">always</text:p>
          </table:table-cell>
        </table:table-row>
      </table:table>
      <text:p text:style-name="P2"/>
      <text:p text:style-name="P2">Endpoint out:</text:p>
      <text:p text:style-name="P2"/>
      <text:p text:style-name="P2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header-rows>
          <table:table-row>
            <table:table-cell table:style-name="Táblázat3.A1" office:value-type="string">
              <text:p text:style-name="P5">Name</text:p>
            </table:table-cell>
            <table:table-cell table:style-name="Táblázat3.A1" office:value-type="string">
              <text:p text:style-name="P5">Explanation</text:p>
            </table:table-cell>
            <table:table-cell table:style-name="Táblázat3.A1" office:value-type="string">
              <text:p text:style-name="P5">Type</text:p>
            </table:table-cell>
            <table:table-cell table:style-name="Táblázat3.A1" office:value-type="string">
              <text:p text:style-name="P5">When</text:p>
            </table:table-cell>
          </table:table-row>
        </table:table-header-rows>
        <table:table-row>
          <table:table-cell table:style-name="Táblázat3.A2" office:value-type="string">
            <text:p text:style-name="P6">status</text:p>
          </table:table-cell>
          <table:table-cell table:style-name="Táblázat3.B2" office:value-type="string">
            <text:p text:style-name="P8">explanation of the response code (error reason / message) [email_sent,malformed_request,user_already_exists,requirements_not_met,internal_error]</text:p>
          </table:table-cell>
          <table:table-cell table:style-name="Táblázat3.C2" office:value-type="string">
            <text:p text:style-name="P6">string</text:p>
          </table:table-cell>
          <table:table-cell table:style-name="Táblázat3.D2" office:value-type="string">
            <text:p text:style-name="P6">always</text:p>
          </table:table-cell>
        </table:table-row>
        <table:table-row>
          <table:table-cell table:style-name="Táblázat3.A3" office:value-type="string">
            <text:p text:style-name="P6">statuscode</text:p>
          </table:table-cell>
          <table:table-cell table:style-name="Táblázat3.B3" office:value-type="string">
            <text:p text:style-name="P8">the http status response code [200,400,401,403,500]</text:p>
          </table:table-cell>
          <table:table-cell table:style-name="Táblázat3.C3" office:value-type="string">
            <text:p text:style-name="P6">int</text:p>
          </table:table-cell>
          <table:table-cell table:style-name="Táblázat3.D3" office:value-type="string">
            <text:p text:style-name="P7">alway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>registration_<text:span text:style-name="T1">promise</text:span>:</text:p>
      <text:p text:style-name="P2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header-rows>
          <table:table-row>
            <table:table-cell table:style-name="Táblázat4.A1" office:value-type="string">
              <text:p text:style-name="P9">JWT required</text:p>
            </table:table-cell>
            <table:table-cell table:style-name="Táblázat4.A1" office:value-type="string">
              <text:p text:style-name="P9">Admin-only</text:p>
            </table:table-cell>
            <table:table-cell table:style-name="Táblázat4.A1" office:value-type="string">
              <text:p text:style-name="P9">Is depricated</text:p>
            </table:table-cell>
          </table:table-row>
        </table:table-header-rows>
        <table:table-row>
          <table:table-cell table:style-name="Táblázat4.A2" office:value-type="string">
            <text:p text:style-name="P10">No</text:p>
          </table:table-cell>
          <table:table-cell table:style-name="Táblázat4.B2" office:value-type="string">
            <text:p text:style-name="P10">No</text:p>
          </table:table-cell>
          <table:table-cell table:style-name="Táblázat4.C2" office:value-type="string">
            <text:p text:style-name="P11">No</text:p>
          </table:table-cell>
        </table:table-row>
      </table:table>
      <text:p text:style-name="P2"/>
      <text:p text:style-name="P12">If it succeeds, it activates the account (unverified » verified)</text:p>
      <text:p text:style-name="P2"><text:soft-page-break/>Endpoint in:</text:p>
      <text:p text:style-name="P2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header-rows>
          <table:table-row>
            <table:table-cell table:style-name="Táblázat5.A1" office:value-type="string">
              <text:p text:style-name="P5">Name</text:p>
            </table:table-cell>
            <table:table-cell table:style-name="Táblázat5.A1" office:value-type="string">
              <text:p text:style-name="P5">Explanation</text:p>
            </table:table-cell>
            <table:table-cell table:style-name="Táblázat5.A1" office:value-type="string">
              <text:p text:style-name="P5">Type</text:p>
            </table:table-cell>
            <table:table-cell table:style-name="Táblázat5.A1" office:value-type="string">
              <text:p text:style-name="P5">When</text:p>
            </table:table-cell>
          </table:table-row>
        </table:table-header-rows>
        <table:table-row>
          <table:table-cell table:style-name="Táblázat5.A2" office:value-type="string">
            <text:p text:style-name="P6">id</text:p>
          </table:table-cell>
          <table:table-cell table:style-name="Táblázat5.B2" office:value-type="string">
            <text:p text:style-name="P6">the id of the user (to identify)</text:p>
          </table:table-cell>
          <table:table-cell table:style-name="Táblázat5.C2" office:value-type="string">
            <text:p text:style-name="P6">B64(int)</text:p>
          </table:table-cell>
          <table:table-cell table:style-name="Táblázat5.D2" office:value-type="string">
            <text:p text:style-name="P6">always</text:p>
          </table:table-cell>
        </table:table-row>
        <table:table-row>
          <table:table-cell table:style-name="Táblázat5.A3" office:value-type="string">
            <text:p text:style-name="P6">token</text:p>
          </table:table-cell>
          <table:table-cell table:style-name="Táblázat5.B3" office:value-type="string">
            <text:p text:style-name="P6">the (temporary) token of the user (to verify)</text:p>
          </table:table-cell>
          <table:table-cell table:style-name="Táblázat5.C3" office:value-type="string">
            <text:p text:style-name="P6">B64(string)</text:p>
          </table:table-cell>
          <table:table-cell table:style-name="Táblázat5.D3" office:value-type="string">
            <text:p text:style-name="P7">always</text:p>
          </table:table-cell>
        </table:table-row>
      </table:table>
      <text:p text:style-name="P2"/>
      <text:p text:style-name="P2">Endpoint out:</text:p>
      <text:p text:style-name="P2"/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header-rows>
          <table:table-row>
            <table:table-cell table:style-name="Táblázat6.A1" office:value-type="string">
              <text:p text:style-name="P5">Name</text:p>
            </table:table-cell>
            <table:table-cell table:style-name="Táblázat6.A1" office:value-type="string">
              <text:p text:style-name="P5">Explanation</text:p>
            </table:table-cell>
            <table:table-cell table:style-name="Táblázat6.A1" office:value-type="string">
              <text:p text:style-name="P5">Type</text:p>
            </table:table-cell>
            <table:table-cell table:style-name="Táblázat6.A1" office:value-type="string">
              <text:p text:style-name="P5">When</text:p>
            </table:table-cell>
          </table:table-row>
        </table:table-header-rows>
        <table:table-row>
          <table:table-cell table:style-name="Táblázat6.A2" office:value-type="string">
            <text:p text:style-name="P6">status</text:p>
          </table:table-cell>
          <table:table-cell table:style-name="Táblázat6.B2" office:value-type="string">
            <text:p text:style-name="P6">explanation of the resopnse code (error reason / message) [user_activated,wrong_token,user_not_found,user_already_activated]</text:p>
          </table:table-cell>
          <table:table-cell table:style-name="Táblázat6.C2" office:value-type="string">
            <text:p text:style-name="P6">string</text:p>
          </table:table-cell>
          <table:table-cell table:style-name="Táblázat6.D2" office:value-type="string">
            <text:p text:style-name="P6">always</text:p>
          </table:table-cell>
        </table:table-row>
        <table:table-row>
          <table:table-cell table:style-name="Táblázat6.A3" office:value-type="string">
            <text:p text:style-name="P6">statuscode</text:p>
          </table:table-cell>
          <table:table-cell table:style-name="Táblázat6.B3" office:value-type="string">
            <text:p text:style-name="P6">a http status response code [200,401,401,404,409]</text:p>
          </table:table-cell>
          <table:table-cell table:style-name="Táblázat6.C3" office:value-type="string">
            <text:p text:style-name="P6">int</text:p>
          </table:table-cell>
          <table:table-cell table:style-name="Táblázat6.D3" office:value-type="string">
            <text:p text:style-name="P7">alway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>login_<text:span text:style-name="T1">request</text:span>:</text:p>
      <text:p text:style-name="P2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header-rows>
          <table:table-row>
            <table:table-cell table:style-name="Táblázat7.A1" office:value-type="string">
              <text:p text:style-name="P9">JWT required</text:p>
            </table:table-cell>
            <table:table-cell table:style-name="Táblázat7.A1" office:value-type="string">
              <text:p text:style-name="P9">Admin-only</text:p>
            </table:table-cell>
            <table:table-cell table:style-name="Táblázat7.A1" office:value-type="string">
              <text:p text:style-name="P9">Is depricated</text:p>
            </table:table-cell>
          </table:table-row>
        </table:table-header-rows>
        <table:table-row>
          <table:table-cell table:style-name="Táblázat7.A2" office:value-type="string">
            <text:p text:style-name="P10">No</text:p>
          </table:table-cell>
          <table:table-cell table:style-name="Táblázat7.B2" office:value-type="string">
            <text:p text:style-name="P10">No</text:p>
          </table:table-cell>
          <table:table-cell table:style-name="Táblázat7.C2" office:value-type="string">
            <text:p text:style-name="P11">No</text:p>
          </table:table-cell>
        </table:table-row>
      </table:table>
      <text:p text:style-name="P2"/>
      <text:p text:style-name="P12">If it succeeds, it registers a new confirmation then <text:span text:style-name="T3">sends</text:span> it’<text:span text:style-name="T3">s temporary token</text:span> to the client thru email, <text:span text:style-name="T3">after that,</text:span> the client proceeds to finish the promise part</text:p>
      <text:p text:style-name="P12"/>
      <text:p text:style-name="P12">Endpoint in:</text:p>
      <text:p text:style-name="P12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header-rows>
          <table:table-row>
            <table:table-cell table:style-name="Táblázat8.A1" office:value-type="string">
              <text:p text:style-name="P5">Name</text:p>
            </table:table-cell>
            <table:table-cell table:style-name="Táblázat8.A1" office:value-type="string">
              <text:p text:style-name="P5">Explanation</text:p>
            </table:table-cell>
            <table:table-cell table:style-name="Táblázat8.A1" office:value-type="string">
              <text:p text:style-name="P5">Type</text:p>
            </table:table-cell>
            <table:table-cell table:style-name="Táblázat8.A1" office:value-type="string">
              <text:p text:style-name="P5">When</text:p>
            </table:table-cell>
          </table:table-row>
        </table:table-header-rows>
        <table:table-row>
          <table:table-cell table:style-name="Táblázat8.A2" office:value-type="string">
            <text:p text:style-name="P6">id</text:p>
          </table:table-cell>
          <table:table-cell table:style-name="Táblázat8.B2" office:value-type="string">
            <text:p text:style-name="P6">the id of the user (to identify)</text:p>
          </table:table-cell>
          <table:table-cell table:style-name="Táblázat8.C2" office:value-type="string">
            <text:p text:style-name="P6">B64(int)</text:p>
          </table:table-cell>
          <table:table-cell table:style-name="Táblázat8.D2" office:value-type="string">
            <text:p text:style-name="P6">always</text:p>
          </table:table-cell>
        </table:table-row>
        <table:table-row>
          <table:table-cell table:style-name="Táblázat8.A3" office:value-type="string">
            <text:p text:style-name="P6">password</text:p>
          </table:table-cell>
          <table:table-cell table:style-name="Táblázat8.B3" office:value-type="string">
            <text:p text:style-name="P6">the password of the user (to verify)</text:p>
          </table:table-cell>
          <table:table-cell table:style-name="Táblázat8.C3" office:value-type="string">
            <text:p text:style-name="P6">B64(string)</text:p>
          </table:table-cell>
          <table:table-cell table:style-name="Táblázat8.D3" office:value-type="string">
            <text:p text:style-name="P7">always</text:p>
          </table:table-cell>
        </table:table-row>
      </table:table>
      <text:p text:style-name="P12"/>
      <text:p text:style-name="P12">Endpoint out:</text:p>
      <text:p text:style-name="P12"/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header-rows>
          <table:table-row>
            <table:table-cell table:style-name="Táblázat9.A1" office:value-type="string">
              <text:p text:style-name="P5">Name</text:p>
            </table:table-cell>
            <table:table-cell table:style-name="Táblázat9.A1" office:value-type="string">
              <text:p text:style-name="P5">Explanation</text:p>
            </table:table-cell>
            <table:table-cell table:style-name="Táblázat9.A1" office:value-type="string">
              <text:p text:style-name="P5">Type</text:p>
            </table:table-cell>
            <table:table-cell table:style-name="Táblázat9.A1" office:value-type="string">
              <text:p text:style-name="P5">When</text:p>
            </table:table-cell>
          </table:table-row>
        </table:table-header-rows>
        <table:table-row>
          <table:table-cell table:style-name="Táblázat9.A2" office:value-type="string">
            <text:p text:style-name="P6">status</text:p>
          </table:table-cell>
          <table:table-cell table:style-name="Táblázat9.B2" office:value-type="string">
            <text:p text:style-name="P6">explanation of the resopnse code (error reason / message) [email_sent,malformed_request,wrong_password,user_not_found]</text:p>
          </table:table-cell>
          <table:table-cell table:style-name="Táblázat9.C2" office:value-type="string">
            <text:p text:style-name="P6">string</text:p>
          </table:table-cell>
          <table:table-cell table:style-name="Táblázat9.D2" office:value-type="string">
            <text:p text:style-name="P6">always</text:p>
          </table:table-cell>
        </table:table-row>
        <table:table-row>
          <table:table-cell table:style-name="Táblázat9.A3" office:value-type="string">
            <text:p text:style-name="P6">statuscode</text:p>
          </table:table-cell>
          <table:table-cell table:style-name="Táblázat9.B3" office:value-type="string">
            <text:p text:style-name="P6">a http status response code [200,400,401,500]</text:p>
          </table:table-cell>
          <table:table-cell table:style-name="Táblázat9.C3" office:value-type="string">
            <text:p text:style-name="P6">int</text:p>
          </table:table-cell>
          <table:table-cell table:style-name="Táblázat9.D3" office:value-type="string">
            <text:p text:style-name="P7">always</text:p>
          </table:table-cell>
        </table:table-row>
      </table:table>
      <text:p text:style-name="P12"/>
      <text:p text:style-name="P12">Email href:</text:p>
      <text:p text:style-name="P13">url?login_promise= B64(user id) ; B64(confirmation token)</text:p>
      <text:p text:style-name="P12"/>
      <text:p text:style-name="P12"/>
      <text:p text:style-name="P12"/>
      <text:p text:style-name="P12"/>
      <text:p text:style-name="P12"/>
      <text:p text:style-name="P12"/>
      <text:p text:style-name="P14">login_<text:span text:style-name="T4">promise</text:span>:</text:p>
      <text:p text:style-name="P15"/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header-rows>
          <text:soft-page-break/>
          <table:table-row>
            <table:table-cell table:style-name="Táblázat10.A1" office:value-type="string">
              <text:p text:style-name="P16">JWT required</text:p>
            </table:table-cell>
            <table:table-cell table:style-name="Táblázat10.A1" office:value-type="string">
              <text:p text:style-name="P16">Admin-only</text:p>
            </table:table-cell>
            <table:table-cell table:style-name="Táblázat10.A1" office:value-type="string">
              <text:p text:style-name="P16">Is depricated</text:p>
            </table:table-cell>
          </table:table-row>
        </table:table-header-rows>
        <table:table-row>
          <table:table-cell table:style-name="Táblázat10.A2" office:value-type="string">
            <text:p text:style-name="P17">No</text:p>
          </table:table-cell>
          <table:table-cell table:style-name="Táblázat10.B2" office:value-type="string">
            <text:p text:style-name="P17">No</text:p>
          </table:table-cell>
          <table:table-cell table:style-name="Táblázat10.C2" office:value-type="string">
            <text:p text:style-name="P18">No</text:p>
          </table:table-cell>
        </table:table-row>
      </table:table>
      <text:p text:style-name="P15"/>
      <text:p text:style-name="P19"><text:span text:style-name="T3">I</text:span>f it succeeds, it responds with the auth details and deletes the confirmation.</text:p>
      <text:p text:style-name="P19"/>
      <text:p text:style-name="P20">Endpoint in:</text:p>
      <text:p text:style-name="P20"/>
      <text:p text:style-name="P20"/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column table:style-name="Táblázat11.D"/>
        <table:table-header-rows>
          <table:table-row>
            <table:table-cell table:style-name="Táblázat11.A1" office:value-type="string">
              <text:p text:style-name="P5">Name</text:p>
            </table:table-cell>
            <table:table-cell table:style-name="Táblázat11.A1" office:value-type="string">
              <text:p text:style-name="P5">Explanation</text:p>
            </table:table-cell>
            <table:table-cell table:style-name="Táblázat11.A1" office:value-type="string">
              <text:p text:style-name="P5">Type</text:p>
            </table:table-cell>
            <table:table-cell table:style-name="Táblázat11.A1" office:value-type="string">
              <text:p text:style-name="P5">When</text:p>
            </table:table-cell>
          </table:table-row>
        </table:table-header-rows>
        <table:table-row>
          <table:table-cell table:style-name="Táblázat11.A2" office:value-type="string">
            <text:p text:style-name="P6">id</text:p>
          </table:table-cell>
          <table:table-cell table:style-name="Táblázat11.B2" office:value-type="string">
            <text:p text:style-name="P6">the id of the user (to identify)</text:p>
          </table:table-cell>
          <table:table-cell table:style-name="Táblázat11.C2" office:value-type="string">
            <text:p text:style-name="P6">B64(int)</text:p>
          </table:table-cell>
          <table:table-cell table:style-name="Táblázat11.D2" office:value-type="string">
            <text:p text:style-name="P6">always</text:p>
          </table:table-cell>
        </table:table-row>
        <table:table-row>
          <table:table-cell table:style-name="Táblázat11.A3" office:value-type="string">
            <text:p text:style-name="P6">confirmation_token</text:p>
          </table:table-cell>
          <table:table-cell table:style-name="Táblázat11.B3" office:value-type="string">
            <text:p text:style-name="P6">the (temporary) confirmation token of the login attempt (to verify)</text:p>
          </table:table-cell>
          <table:table-cell table:style-name="Táblázat11.C3" office:value-type="string">
            <text:p text:style-name="P6">B64(string)</text:p>
          </table:table-cell>
          <table:table-cell table:style-name="Táblázat11.D3" office:value-type="string">
            <text:p text:style-name="P7">always</text:p>
          </table:table-cell>
        </table:table-row>
      </table:table>
      <text:p text:style-name="P20"/>
      <text:p text:style-name="P20">Endpoint out:</text:p>
      <text:p text:style-name="P20"/>
      <text:p text:style-name="P20"/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header-rows>
          <table:table-row>
            <table:table-cell table:style-name="Táblázat12.A1" office:value-type="string">
              <text:p text:style-name="P5">Name</text:p>
            </table:table-cell>
            <table:table-cell table:style-name="Táblázat12.A1" office:value-type="string">
              <text:p text:style-name="P5">Explanation</text:p>
            </table:table-cell>
            <table:table-cell table:style-name="Táblázat12.A1" office:value-type="string">
              <text:p text:style-name="P5">Type</text:p>
            </table:table-cell>
            <table:table-cell table:style-name="Táblázat12.A1" office:value-type="string">
              <text:p text:style-name="P5">When</text:p>
            </table:table-cell>
          </table:table-row>
        </table:table-header-rows>
        <table:table-row>
          <table:table-cell table:style-name="Táblázat12.A2" office:value-type="string">
            <text:p text:style-name="P6">status</text:p>
          </table:table-cell>
          <table:table-cell table:style-name="Táblázat12.B2" office:value-type="string">
            <text:p text:style-name="P6">explanation of the resopnse code (error reason / message) [success,wrong_confirmation_token,user_not_found,confirmation_not_found,internal_error]</text:p>
          </table:table-cell>
          <table:table-cell table:style-name="Táblázat12.C2" office:value-type="string">
            <text:p text:style-name="P6">string</text:p>
          </table:table-cell>
          <table:table-cell table:style-name="Táblázat12.D2" office:value-type="string">
            <text:p text:style-name="P6">always</text:p>
          </table:table-cell>
        </table:table-row>
        <table:table-row>
          <table:table-cell table:style-name="Táblázat12.A3" office:value-type="string">
            <text:p text:style-name="P6">statuscode</text:p>
          </table:table-cell>
          <table:table-cell table:style-name="Táblázat12.B3" office:value-type="string">
            <text:p text:style-name="P6">a http status response code [200,401,401,404,409,404,500]</text:p>
          </table:table-cell>
          <table:table-cell table:style-name="Táblázat12.C3" office:value-type="string">
            <text:p text:style-name="P6">int</text:p>
          </table:table-cell>
          <table:table-cell table:style-name="Táblázat12.D3" office:value-type="string">
            <text:p text:style-name="P6">always</text:p>
          </table:table-cell>
        </table:table-row>
        <table:table-row>
          <table:table-cell table:style-name="Táblázat12.A4" office:value-type="string">
            <text:p text:style-name="P6">jwt_token</text:p>
          </table:table-cell>
          <table:table-cell table:style-name="Táblázat12.B4" office:value-type="string">
            <text:p text:style-name="P6">the jwt token of the user</text:p>
          </table:table-cell>
          <table:table-cell table:style-name="Táblázat12.C4" office:value-type="string">
            <text:p text:style-name="P6">string</text:p>
          </table:table-cell>
          <table:table-cell table:style-name="Táblázat12.D4" office:value-type="string">
            <text:p text:style-name="P6">when the response code is 200</text:p>
          </table:table-cell>
        </table:table-row>
        <table:table-row>
          <table:table-cell table:style-name="Táblázat12.A5" office:value-type="string">
            <text:p text:style-name="P6">jwt_token_expiration</text:p>
          </table:table-cell>
          <table:table-cell table:style-name="Táblázat12.B5" office:value-type="string">
            <text:p text:style-name="P6">expiration date of the jwt token</text:p>
          </table:table-cell>
          <table:table-cell table:style-name="Táblázat12.C5" office:value-type="string">
            <text:p text:style-name="P6">string</text:p>
          </table:table-cell>
          <table:table-cell table:style-name="Táblázat12.D5" office:value-type="string">
            <text:p text:style-name="P6">when the response code is 200</text:p>
          </table:table-cell>
        </table:table-row>
        <table:table-row>
          <table:table-cell table:style-name="Táblázat12.A6" office:value-type="string">
            <text:p text:style-name="P6">session_token</text:p>
          </table:table-cell>
          <table:table-cell table:style-name="Táblázat12.B6" office:value-type="string">
            <text:p text:style-name="P6">the session token of the user</text:p>
          </table:table-cell>
          <table:table-cell table:style-name="Táblázat12.C6" office:value-type="string">
            <text:p text:style-name="P6">string</text:p>
          </table:table-cell>
          <table:table-cell table:style-name="Táblázat12.D6" office:value-type="string">
            <text:p text:style-name="P6">when the response code is 200</text:p>
          </table:table-cell>
        </table:table-row>
        <table:table-row>
          <table:table-cell table:style-name="Táblázat12.A7" office:value-type="string">
            <text:p text:style-name="P6">session_token_expiration</text:p>
          </table:table-cell>
          <table:table-cell table:style-name="Táblázat12.B7" office:value-type="string">
            <text:p text:style-name="P8">expiration date of the session token</text:p>
          </table:table-cell>
          <table:table-cell table:style-name="Táblázat12.C7" office:value-type="string">
            <text:p text:style-name="P6">string</text:p>
          </table:table-cell>
          <table:table-cell table:style-name="Táblázat12.D7" office:value-type="string">
            <text:p text:style-name="P7">when the response code is 200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14"><text:span text:style-name="T3">chpass</text:span>_<text:span text:style-name="T4">request</text:span>:</text:p>
      <text:p text:style-name="P15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header-rows>
          <table:table-row>
            <table:table-cell table:style-name="Táblázat13.A1" office:value-type="string">
              <text:p text:style-name="P16">JWT required</text:p>
            </table:table-cell>
            <table:table-cell table:style-name="Táblázat13.A1" office:value-type="string">
              <text:p text:style-name="P16">Admin-only</text:p>
            </table:table-cell>
            <table:table-cell table:style-name="Táblázat13.A1" office:value-type="string">
              <text:p text:style-name="P16">Is depricated</text:p>
            </table:table-cell>
          </table:table-row>
        </table:table-header-rows>
        <table:table-row>
          <table:table-cell table:style-name="Táblázat13.A2" office:value-type="string">
            <text:p text:style-name="P17">No</text:p>
          </table:table-cell>
          <table:table-cell table:style-name="Táblázat13.B2" office:value-type="string">
            <text:p text:style-name="P17">No</text:p>
          </table:table-cell>
          <table:table-cell table:style-name="Táblázat13.C2" office:value-type="string">
            <text:p text:style-name="P18">No</text:p>
          </table:table-cell>
        </table:table-row>
      </table:table>
      <text:p text:style-name="P21"/>
      <text:p text:style-name="P21">If it succeeds, it registers a new password_change confirmation, then sends an email to the user containing the temporary confirmation token.</text:p>
      <text:p text:style-name="P21"/>
      <text:p text:style-name="P22">Endpoint in:</text:p>
      <text:p text:style-name="P22"/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header-rows>
          <text:soft-page-break/>
          <table:table-row>
            <table:table-cell table:style-name="Táblázat14.A1" office:value-type="string">
              <text:p text:style-name="P5">Name</text:p>
            </table:table-cell>
            <table:table-cell table:style-name="Táblázat14.A1" office:value-type="string">
              <text:p text:style-name="P5">Explanation</text:p>
            </table:table-cell>
            <table:table-cell table:style-name="Táblázat14.A1" office:value-type="string">
              <text:p text:style-name="P5">Type</text:p>
            </table:table-cell>
            <table:table-cell table:style-name="Táblázat14.A1" office:value-type="string">
              <text:p text:style-name="P5">When</text:p>
            </table:table-cell>
          </table:table-row>
        </table:table-header-rows>
        <table:table-row>
          <table:table-cell table:style-name="Táblázat14.A2" office:value-type="string">
            <text:p text:style-name="P6">email</text:p>
          </table:table-cell>
          <table:table-cell table:style-name="Táblázat14.B2" office:value-type="string">
            <text:p text:style-name="P6">the email of the user (to identify)</text:p>
          </table:table-cell>
          <table:table-cell table:style-name="Táblázat14.C2" office:value-type="string">
            <text:p text:style-name="P6">string</text:p>
          </table:table-cell>
          <table:table-cell table:style-name="Táblázat14.D2" office:value-type="string">
            <text:p text:style-name="P6">always</text:p>
          </table:table-cell>
        </table:table-row>
        <table:table-row>
          <table:table-cell table:style-name="Táblázat14.A3" office:value-type="string">
            <text:p text:style-name="P6">password</text:p>
          </table:table-cell>
          <table:table-cell table:style-name="Táblázat14.B3" office:value-type="string">
            <text:p text:style-name="P6">the user's desired new password</text:p>
          </table:table-cell>
          <table:table-cell table:style-name="Táblázat14.C3" office:value-type="string">
            <text:p text:style-name="P6">string</text:p>
          </table:table-cell>
          <table:table-cell table:style-name="Táblázat14.D3" office:value-type="string">
            <text:p text:style-name="P7">always</text:p>
          </table:table-cell>
        </table:table-row>
      </table:table>
      <text:p text:style-name="P22"/>
      <text:p text:style-name="P22">Endpoint out:</text:p>
      <text:p text:style-name="P22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>
          <table:table-cell table:style-name="Táblázat15.A1" office:value-type="string">
            <text:p text:style-name="P5">Name</text:p>
          </table:table-cell>
          <table:table-cell table:style-name="Táblázat15.A1" office:value-type="string">
            <text:p text:style-name="P5">Explanation</text:p>
          </table:table-cell>
          <table:table-cell table:style-name="Táblázat15.A1" office:value-type="string">
            <text:p text:style-name="P5">Type</text:p>
          </table:table-cell>
          <table:table-cell table:style-name="Táblázat15.A1" office:value-type="string">
            <text:p text:style-name="P23">When</text:p>
          </table:table-cell>
        </table:table-row>
      </table:table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row>
          <table:table-cell table:style-name="Táblázat16.A1" office:value-type="string">
            <text:p text:style-name="P6">status</text:p>
          </table:table-cell>
          <table:table-cell table:style-name="Táblázat16.A1" office:value-type="string">
            <text:p text:style-name="P6">explanation of the res<text:span text:style-name="T5">po</text:span>nse code (error reason / message) [email_sent,malformed_request,user_banned,internal_error]</text:p>
          </table:table-cell>
          <table:table-cell table:style-name="Táblázat16.A1" office:value-type="string">
            <text:p text:style-name="P6">string</text:p>
          </table:table-cell>
          <table:table-cell table:style-name="Táblázat16.A1" office:value-type="string">
            <text:p text:style-name="P6">always</text:p>
          </table:table-cell>
        </table:table-row>
        <table:table-row>
          <table:table-cell table:style-name="Táblázat16.A1" office:value-type="string">
            <text:p text:style-name="P6">statuscode</text:p>
          </table:table-cell>
          <table:table-cell table:style-name="Táblázat16.A1" office:value-type="string">
            <text:p text:style-name="P6">a http status response code [200,400,401,500]</text:p>
          </table:table-cell>
          <table:table-cell table:style-name="Táblázat16.A1" office:value-type="string">
            <text:p text:style-name="P6">int</text:p>
          </table:table-cell>
          <table:table-cell table:style-name="Táblázat16.A1" office:value-type="string">
            <text:p text:style-name="P7">always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3">chpass</text:span>_<text:span text:style-name="T6">promise</text:span>:</text:p>
      <text:p text:style-name="P25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header-rows>
          <table:table-row>
            <table:table-cell table:style-name="Táblázat17.A1" office:value-type="string">
              <text:p text:style-name="P26">JWT required</text:p>
            </table:table-cell>
            <table:table-cell table:style-name="Táblázat17.A1" office:value-type="string">
              <text:p text:style-name="P26">Admin-only</text:p>
            </table:table-cell>
            <table:table-cell table:style-name="Táblázat17.A1" office:value-type="string">
              <text:p text:style-name="P26">Is depricated</text:p>
            </table:table-cell>
          </table:table-row>
        </table:table-header-rows>
        <table:table-row>
          <table:table-cell table:style-name="Táblázat17.A2" office:value-type="string">
            <text:p text:style-name="P27">No</text:p>
          </table:table-cell>
          <table:table-cell table:style-name="Táblázat17.B2" office:value-type="string">
            <text:p text:style-name="P27">No</text:p>
          </table:table-cell>
          <table:table-cell table:style-name="Táblázat17.C2" office:value-type="string">
            <text:p text:style-name="P28">No</text:p>
          </table:table-cell>
        </table:table-row>
      </table:table>
      <text:p text:style-name="P29"/>
      <text:p text:style-name="P30"><text:span text:style-name="T3">I</text:span>f it succeeds, it <text:span text:style-name="T5">changes the password,</text:span> responds with the <text:span text:style-name="T5">new </text:span>auth details and deletes the confirmation.</text:p>
      <text:p text:style-name="P31"/>
      <text:p text:style-name="P31">Endpoint in:</text:p>
      <text:p text:style-name="P31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header-rows>
          <table:table-row>
            <table:table-cell table:style-name="Táblázat18.A1" office:value-type="string">
              <text:p text:style-name="P5">Name</text:p>
            </table:table-cell>
            <table:table-cell table:style-name="Táblázat18.A1" office:value-type="string">
              <text:p text:style-name="P5">Explanation</text:p>
            </table:table-cell>
            <table:table-cell table:style-name="Táblázat18.A1" office:value-type="string">
              <text:p text:style-name="P5">Type</text:p>
            </table:table-cell>
            <table:table-cell table:style-name="Táblázat18.A1" office:value-type="string">
              <text:p text:style-name="P5">When</text:p>
            </table:table-cell>
          </table:table-row>
        </table:table-header-rows>
        <table:table-row>
          <table:table-cell table:style-name="Táblázat18.A2" office:value-type="string">
            <text:p text:style-name="P6">id</text:p>
          </table:table-cell>
          <table:table-cell table:style-name="Táblázat18.B2" office:value-type="string">
            <text:p text:style-name="P6">the id of the user (to identify)</text:p>
          </table:table-cell>
          <table:table-cell table:style-name="Táblázat18.C2" office:value-type="string">
            <text:p text:style-name="P6">int</text:p>
          </table:table-cell>
          <table:table-cell table:style-name="Táblázat18.D2" office:value-type="string">
            <text:p text:style-name="P6">always</text:p>
          </table:table-cell>
        </table:table-row>
        <table:table-row>
          <table:table-cell table:style-name="Táblázat18.A3" office:value-type="string">
            <text:p text:style-name="P6">token</text:p>
          </table:table-cell>
          <table:table-cell table:style-name="Táblázat18.B3" office:value-type="string">
            <text:p text:style-name="P6">the token of the user (to verify)</text:p>
          </table:table-cell>
          <table:table-cell table:style-name="Táblázat18.C3" office:value-type="string">
            <text:p text:style-name="P6">string</text:p>
          </table:table-cell>
          <table:table-cell table:style-name="Táblázat18.D3" office:value-type="string">
            <text:p text:style-name="P7">always</text:p>
          </table:table-cell>
        </table:table-row>
      </table:table>
      <text:p text:style-name="P31"/>
      <text:p text:style-name="P31">Endpoint out:</text:p>
      <text:p text:style-name="P31"/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5">Name</text:p>
            </table:table-cell>
            <table:table-cell table:style-name="Táblázat19.A1" office:value-type="string">
              <text:p text:style-name="P5">Explanation</text:p>
            </table:table-cell>
            <table:table-cell table:style-name="Táblázat19.A1" office:value-type="string">
              <text:p text:style-name="P5">Type</text:p>
            </table:table-cell>
            <table:table-cell table:style-name="Táblázat19.A1" office:value-type="string">
              <text:p text:style-name="P5">When</text:p>
            </table:table-cell>
          </table:table-row>
        </table:table-header-rows>
        <table:table-row>
          <table:table-cell table:style-name="Táblázat19.A2" office:value-type="string">
            <text:p text:style-name="P6">status</text:p>
          </table:table-cell>
          <table:table-cell table:style-name="Táblázat19.B2" office:value-type="string">
            <text:p text:style-name="P8">explanation of the response code (error reason / message) [lehet:success,malformed_request,user_banned,confirmation_not_found_or_wrong,confirmation_expired,internal_error]</text:p>
          </table:table-cell>
          <table:table-cell table:style-name="Táblázat19.C2" office:value-type="string">
            <text:p text:style-name="P6">string</text:p>
          </table:table-cell>
          <table:table-cell table:style-name="Táblázat19.D2" office:value-type="string">
            <text:p text:style-name="P6">always</text:p>
          </table:table-cell>
        </table:table-row>
        <table:table-row>
          <table:table-cell table:style-name="Táblázat19.A3" office:value-type="string">
            <text:p text:style-name="P6">statuscode</text:p>
          </table:table-cell>
          <table:table-cell table:style-name="Táblázat19.B3" office:value-type="string">
            <text:p text:style-name="P8">the http status response code [200,400,401,404,410,500]</text:p>
          </table:table-cell>
          <table:table-cell table:style-name="Táblázat19.C3" office:value-type="string">
            <text:p text:style-name="P6">int</text:p>
          </table:table-cell>
          <table:table-cell table:style-name="Táblázat19.D3" office:value-type="string">
            <text:p text:style-name="P6">always</text:p>
          </table:table-cell>
        </table:table-row>
        <table:table-row>
          <table:table-cell table:style-name="Táblázat19.A4" office:value-type="string">
            <text:p text:style-name="P8">jwt_token</text:p>
          </table:table-cell>
          <table:table-cell table:style-name="Táblázat19.B4" office:value-type="string">
            <text:p text:style-name="P6">new jwt token of the user (to remember)</text:p>
          </table:table-cell>
          <table:table-cell table:style-name="Táblázat19.C4" office:value-type="string">
            <text:p text:style-name="P6">string</text:p>
          </table:table-cell>
          <table:table-cell table:style-name="Táblázat19.D4" office:value-type="string">
            <text:p text:style-name="P6">if the response code is 200</text:p>
          </table:table-cell>
        </table:table-row>
        <table:table-row>
          <table:table-cell table:style-name="Táblázat19.A5" office:value-type="string">
            <text:p text:style-name="P6">session_token</text:p>
          </table:table-cell>
          <table:table-cell table:style-name="Táblázat19.B5" office:value-type="string">
            <text:p text:style-name="P6">new session token of the user (to remember)</text:p>
          </table:table-cell>
          <table:table-cell table:style-name="Táblázat19.C5" office:value-type="string">
            <text:p text:style-name="P6">string</text:p>
          </table:table-cell>
          <table:table-cell table:style-name="Táblázat19.D5" office:value-type="string">
            <text:p text:style-name="P7">if the response code is 200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24"><text:span text:style-name="T5">delacc</text:span>_<text:span text:style-name="T6">request</text:span>:</text:p>
      <text:p text:style-name="P25"><text:soft-page-break/></text:p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header-rows>
          <table:table-row>
            <table:table-cell table:style-name="Táblázat20.A1" office:value-type="string">
              <text:p text:style-name="P26">JWT required</text:p>
            </table:table-cell>
            <table:table-cell table:style-name="Táblázat20.A1" office:value-type="string">
              <text:p text:style-name="P26">Admin-only</text:p>
            </table:table-cell>
            <table:table-cell table:style-name="Táblázat20.A1" office:value-type="string">
              <text:p text:style-name="P26">Is depricated</text:p>
            </table:table-cell>
          </table:table-row>
        </table:table-header-rows>
        <table:table-row>
          <table:table-cell table:style-name="Táblázat20.A2" office:value-type="string">
            <text:p text:style-name="P32">Yes</text:p>
          </table:table-cell>
          <table:table-cell table:style-name="Táblázat20.B2" office:value-type="string">
            <text:p text:style-name="P27">No</text:p>
          </table:table-cell>
          <table:table-cell table:style-name="Táblázat20.C2" office:value-type="string">
            <text:p text:style-name="P28">No</text:p>
          </table:table-cell>
        </table:table-row>
      </table:table>
      <text:p text:style-name="P29"/>
      <text:p text:style-name="P29"><text:span text:style-name="T7">I</text:span><text:span text:style-name="T2">f it succeeds, it sends an account deletion confirmation email, registers a confirmation in the database</text:span> </text:p>
      <text:p text:style-name="P29"/>
      <text:p text:style-name="P22">Endpoint in:</text:p>
      <text:p text:style-name="P22"/>
      <table:table table:name="Táblázat21" table:style-name="Táblázat21">
        <table:table-column table:style-name="Táblázat21.A"/>
        <table:table-column table:style-name="Táblázat21.B"/>
        <table:table-column table:style-name="Táblázat21.C"/>
        <table:table-column table:style-name="Táblázat21.D"/>
        <table:table-header-rows>
          <table:table-row>
            <table:table-cell table:style-name="Táblázat21.A1" office:value-type="string">
              <text:p text:style-name="P5">Name</text:p>
            </table:table-cell>
            <table:table-cell table:style-name="Táblázat21.A1" office:value-type="string">
              <text:p text:style-name="P5">Explanation</text:p>
            </table:table-cell>
            <table:table-cell table:style-name="Táblázat21.A1" office:value-type="string">
              <text:p text:style-name="P5">Type</text:p>
            </table:table-cell>
            <table:table-cell table:style-name="Táblázat21.A1" office:value-type="string">
              <text:p text:style-name="P5">When</text:p>
            </table:table-cell>
          </table:table-row>
        </table:table-header-rows>
        <table:table-row>
          <table:table-cell table:style-name="Táblázat21.A2" office:value-type="string">
            <text:p text:style-name="P6">id</text:p>
          </table:table-cell>
          <table:table-cell table:style-name="Táblázat21.B2" office:value-type="string">
            <text:p text:style-name="P6">the id of the user (to identify)</text:p>
          </table:table-cell>
          <table:table-cell table:style-name="Táblázat21.C2" office:value-type="string">
            <text:p text:style-name="P6">B64(int)</text:p>
          </table:table-cell>
          <table:table-cell table:style-name="Táblázat21.D2" office:value-type="string">
            <text:p text:style-name="P6">always</text:p>
          </table:table-cell>
        </table:table-row>
        <table:table-row>
          <table:table-cell table:style-name="Táblázat21.A3" office:value-type="string">
            <text:p text:style-name="P6">password</text:p>
          </table:table-cell>
          <table:table-cell table:style-name="Táblázat21.B3" office:value-type="string">
            <text:p text:style-name="P6">the password of the user (to verify)</text:p>
          </table:table-cell>
          <table:table-cell table:style-name="Táblázat21.C3" office:value-type="string">
            <text:p text:style-name="P6">B64(string)</text:p>
          </table:table-cell>
          <table:table-cell table:style-name="Táblázat21.D3" office:value-type="string">
            <text:p text:style-name="P7">always</text:p>
          </table:table-cell>
        </table:table-row>
      </table:table>
      <text:p text:style-name="P22"/>
      <text:p text:style-name="P22">Endpoint out:</text:p>
      <text:p text:style-name="P22"/>
      <text:p text:style-name="P22"/>
      <text:p text:style-name="P22"/>
      <text:p text:style-name="P22"/>
      <text:p text:style-name="P22"/>
      <table:table table:name="Táblázat22" table:style-name="Táblázat22">
        <table:table-column table:style-name="Táblázat22.A"/>
        <table:table-column table:style-name="Táblázat22.B"/>
        <table:table-column table:style-name="Táblázat22.C"/>
        <table:table-column table:style-name="Táblázat22.D"/>
        <table:table-header-rows>
          <table:table-row>
            <table:table-cell table:style-name="Táblázat22.A1" office:value-type="string">
              <text:p text:style-name="P5">Name</text:p>
            </table:table-cell>
            <table:table-cell table:style-name="Táblázat22.A1" office:value-type="string">
              <text:p text:style-name="P5">Explanation</text:p>
            </table:table-cell>
            <table:table-cell table:style-name="Táblázat22.A1" office:value-type="string">
              <text:p text:style-name="P5">Type</text:p>
            </table:table-cell>
            <table:table-cell table:style-name="Táblázat22.A1" office:value-type="string">
              <text:p text:style-name="P5">When</text:p>
            </table:table-cell>
          </table:table-row>
        </table:table-header-rows>
        <table:table-row>
          <table:table-cell table:style-name="Táblázat22.A2" office:value-type="string">
            <text:p text:style-name="P6">status</text:p>
          </table:table-cell>
          <table:table-cell table:style-name="Táblázat22.B2" office:value-type="string">
            <text:p text:style-name="P6">explanation of the resopnse code (error reason / message) [email_sent,malformed_request,wrong_password,internal_error_or_user_not_found]</text:p>
          </table:table-cell>
          <table:table-cell table:style-name="Táblázat22.C2" office:value-type="string">
            <text:p text:style-name="P6">string</text:p>
          </table:table-cell>
          <table:table-cell table:style-name="Táblázat22.D2" office:value-type="string">
            <text:p text:style-name="P6">always</text:p>
          </table:table-cell>
        </table:table-row>
        <table:table-row>
          <table:table-cell table:style-name="Táblázat22.A3" office:value-type="string">
            <text:p text:style-name="P6">statuscode</text:p>
          </table:table-cell>
          <table:table-cell table:style-name="Táblázat22.B3" office:value-type="string">
            <text:p text:style-name="P6">a http status response code [200,400,401,500]</text:p>
          </table:table-cell>
          <table:table-cell table:style-name="Táblázat22.C3" office:value-type="string">
            <text:p text:style-name="P6">int</text:p>
          </table:table-cell>
          <table:table-cell table:style-name="Táblázat22.D3" office:value-type="string">
            <text:p text:style-name="P7">always</text:p>
          </table:table-cell>
        </table:table-row>
      </table:table>
      <text:p text:style-name="P29"/>
      <text:p text:style-name="P22">Email href:</text:p>
      <text:p text:style-name="P22"/>
      <text:p text:style-name="P33"><text:s/>url?accdel= B64(email) ; B64(confirmation_token)</text:p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5">delacc</text:span>_<text:span text:style-name="T8">promise</text:span>:</text:p>
      <text:p text:style-name="P35"/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header-rows>
          <table:table-row>
            <table:table-cell table:style-name="Táblázat23.A1" office:value-type="string">
              <text:p text:style-name="P36">JWT required</text:p>
            </table:table-cell>
            <table:table-cell table:style-name="Táblázat23.A1" office:value-type="string">
              <text:p text:style-name="P36">Admin-only</text:p>
            </table:table-cell>
            <table:table-cell table:style-name="Táblázat23.A1" office:value-type="string">
              <text:p text:style-name="P36">Is depricated</text:p>
            </table:table-cell>
          </table:table-row>
        </table:table-header-rows>
        <table:table-row>
          <table:table-cell table:style-name="Táblázat23.A2" office:value-type="string">
            <text:p text:style-name="P37">Yes</text:p>
          </table:table-cell>
          <table:table-cell table:style-name="Táblázat23.B2" office:value-type="string">
            <text:p text:style-name="P38">No</text:p>
          </table:table-cell>
          <table:table-cell table:style-name="Táblázat23.C2" office:value-type="string">
            <text:p text:style-name="P39">No</text:p>
          </table:table-cell>
        </table:table-row>
      </table:table>
      <text:p text:style-name="P40"/>
      <text:p text:style-name="P40"><text:span text:style-name="T9">I</text:span><text:span text:style-name="T2">f succeeds, it deletes the user account (flags it deleted and redacts some information)</text:span> </text:p>
      <text:p text:style-name="P40"/>
      <text:p text:style-name="P41">Endpoint in:</text:p>
      <text:p text:style-name="P41"/>
      <table:table table:name="Táblázat24" table:style-name="Táblázat24">
        <table:table-column table:style-name="Táblázat24.A"/>
        <table:table-column table:style-name="Táblázat24.B"/>
        <table:table-column table:style-name="Táblázat24.C"/>
        <table:table-column table:style-name="Táblázat24.D"/>
        <table:table-header-rows>
          <table:table-row>
            <table:table-cell table:style-name="Táblázat24.A1" office:value-type="string">
              <text:p text:style-name="P5">Name</text:p>
            </table:table-cell>
            <table:table-cell table:style-name="Táblázat24.A1" office:value-type="string">
              <text:p text:style-name="P5">Explanation</text:p>
            </table:table-cell>
            <table:table-cell table:style-name="Táblázat24.A1" office:value-type="string">
              <text:p text:style-name="P5">Type</text:p>
            </table:table-cell>
            <table:table-cell table:style-name="Táblázat24.A1" office:value-type="string">
              <text:p text:style-name="P5">When</text:p>
            </table:table-cell>
          </table:table-row>
        </table:table-header-rows>
        <table:table-row>
          <table:table-cell table:style-name="Táblázat24.A2" office:value-type="string">
            <text:p text:style-name="P6">id</text:p>
          </table:table-cell>
          <table:table-cell table:style-name="Táblázat24.B2" office:value-type="string">
            <text:p text:style-name="P6">the id of the user (to identify)</text:p>
          </table:table-cell>
          <table:table-cell table:style-name="Táblázat24.C2" office:value-type="string">
            <text:p text:style-name="P6">B64(int)</text:p>
          </table:table-cell>
          <table:table-cell table:style-name="Táblázat24.D2" office:value-type="string">
            <text:p text:style-name="P6">always</text:p>
          </table:table-cell>
        </table:table-row>
        <table:table-row>
          <table:table-cell table:style-name="Táblázat24.A3" office:value-type="string">
            <text:p text:style-name="P6">token</text:p>
          </table:table-cell>
          <table:table-cell table:style-name="Táblázat24.B3" office:value-type="string">
            <text:p text:style-name="P6">the token of the user (to verify)</text:p>
          </table:table-cell>
          <table:table-cell table:style-name="Táblázat24.C3" office:value-type="string">
            <text:p text:style-name="P6">B64(string)</text:p>
          </table:table-cell>
          <table:table-cell table:style-name="Táblázat24.D3" office:value-type="string">
            <text:p text:style-name="P7">always</text:p>
          </table:table-cell>
        </table:table-row>
      </table:table>
      <text:p text:style-name="P41"/>
      <text:p text:style-name="P41"/>
      <text:p text:style-name="P41">Endpoint out:</text:p>
      <text:p text:style-name="P42"/>
      <table:table table:name="Táblázat25" table:style-name="Táblázat25">
        <table:table-column table:style-name="Táblázat25.A"/>
        <table:table-column table:style-name="Táblázat25.B"/>
        <table:table-column table:style-name="Táblázat25.C"/>
        <table:table-column table:style-name="Táblázat25.D"/>
        <table:table-header-rows>
          <text:soft-page-break/>
          <table:table-row>
            <table:table-cell table:style-name="Táblázat25.A1" office:value-type="string">
              <text:p text:style-name="P5">Name</text:p>
            </table:table-cell>
            <table:table-cell table:style-name="Táblázat25.A1" office:value-type="string">
              <text:p text:style-name="P5">Explanation</text:p>
            </table:table-cell>
            <table:table-cell table:style-name="Táblázat25.A1" office:value-type="string">
              <text:p text:style-name="P5">Type</text:p>
            </table:table-cell>
            <table:table-cell table:style-name="Táblázat25.A1" office:value-type="string">
              <text:p text:style-name="P5">When</text:p>
            </table:table-cell>
          </table:table-row>
        </table:table-header-rows>
        <table:table-row>
          <table:table-cell table:style-name="Táblázat25.A2" office:value-type="string">
            <text:p text:style-name="P6">status</text:p>
          </table:table-cell>
          <table:table-cell table:style-name="Táblázat25.B2" office:value-type="string">
            <text:p text:style-name="P6">explanation of the resopnse code (error reason / message) [user_deleted,malformed_request,wrong_token,server_error_or_user_not_found]</text:p>
          </table:table-cell>
          <table:table-cell table:style-name="Táblázat25.C2" office:value-type="string">
            <text:p text:style-name="P6">string</text:p>
          </table:table-cell>
          <table:table-cell table:style-name="Táblázat25.D2" office:value-type="string">
            <text:p text:style-name="P6">always</text:p>
          </table:table-cell>
        </table:table-row>
        <table:table-row>
          <table:table-cell table:style-name="Táblázat25.A3" office:value-type="string">
            <text:p text:style-name="P6">statuscode</text:p>
          </table:table-cell>
          <table:table-cell table:style-name="Táblázat25.B3" office:value-type="string">
            <text:p text:style-name="P6">a http status response code [200,400,401,500]</text:p>
          </table:table-cell>
          <table:table-cell table:style-name="Táblázat25.C3" office:value-type="string">
            <text:p text:style-name="P6">int</text:p>
          </table:table-cell>
          <table:table-cell table:style-name="Táblázat25.D3" office:value-type="string">
            <text:p text:style-name="P7">always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10">get_all_products</text:span><text:span text:style-name="T11">:</text:span></text:p>
      <text:p text:style-name="P44"/>
      <table:table table:name="Táblázat27" table:style-name="Táblázat27">
        <table:table-column table:style-name="Táblázat27.A"/>
        <table:table-column table:style-name="Táblázat27.B"/>
        <table:table-column table:style-name="Táblázat27.C"/>
        <table:table-header-rows>
          <table:table-row>
            <table:table-cell table:style-name="Táblázat27.A1" office:value-type="string">
              <text:p text:style-name="P45">JWT required</text:p>
            </table:table-cell>
            <table:table-cell table:style-name="Táblázat27.A1" office:value-type="string">
              <text:p text:style-name="P45">Admin-only</text:p>
            </table:table-cell>
            <table:table-cell table:style-name="Táblázat27.A1" office:value-type="string">
              <text:p text:style-name="P45">Is depricated</text:p>
            </table:table-cell>
          </table:table-row>
        </table:table-header-rows>
        <table:table-row>
          <table:table-cell table:style-name="Táblázat27.A2" office:value-type="string">
            <text:p text:style-name="P46">No</text:p>
          </table:table-cell>
          <table:table-cell table:style-name="Táblázat27.B2" office:value-type="string">
            <text:p text:style-name="P47">No</text:p>
          </table:table-cell>
          <table:table-cell table:style-name="Táblázat27.C2" office:value-type="string">
            <text:p text:style-name="P48">No</text:p>
          </table:table-cell>
        </table:table-row>
      </table:table>
      <text:p text:style-name="P49"/>
      <text:p text:style-name="P49"><text:span text:style-name="T12">If it succeeds, i</text:span><text:span text:style-name="T2">t returns </text:span><text:span text:style-name="T12">every</text:span><text:span text:style-name="T2"> products in a json format</text:span></text:p>
      <text:p text:style-name="P49"/>
      <text:p text:style-name="P50">Endpoint in:</text:p>
      <text:p text:style-name="P50">&lt;nothing&gt;</text:p>
      <text:p text:style-name="P51"/>
      <text:p text:style-name="P52">Endpoint <text:span text:style-name="T13">in</text:span>:</text:p>
      <text:p text:style-name="P53"/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header-rows>
          <table:table-row>
            <table:table-cell table:style-name="Táblázat26.A1" office:value-type="string">
              <text:p text:style-name="P5">Name</text:p>
            </table:table-cell>
            <table:table-cell table:style-name="Táblázat26.A1" office:value-type="string">
              <text:p text:style-name="P5">Explanation</text:p>
            </table:table-cell>
            <table:table-cell table:style-name="Táblázat26.A1" office:value-type="string">
              <text:p text:style-name="P5">Type</text:p>
            </table:table-cell>
            <table:table-cell table:style-name="Táblázat26.A1" office:value-type="string">
              <text:p text:style-name="P5">When</text:p>
            </table:table-cell>
          </table:table-row>
        </table:table-header-rows>
        <table:table-row>
          <table:table-cell table:style-name="Táblázat26.A2" office:value-type="string">
            <text:p text:style-name="P6">status</text:p>
          </table:table-cell>
          <table:table-cell table:style-name="Táblázat26.B2" office:value-type="string">
            <text:p text:style-name="P6">explanation of the resopnse code (error reason / message) [user_deleted,malformed_request,wrong_token,server_error_or_user_not_found]</text:p>
          </table:table-cell>
          <table:table-cell table:style-name="Táblázat26.C2" office:value-type="string">
            <text:p text:style-name="P6">string</text:p>
          </table:table-cell>
          <table:table-cell table:style-name="Táblázat26.D2" office:value-type="string">
            <text:p text:style-name="P6">always</text:p>
          </table:table-cell>
        </table:table-row>
        <table:table-row>
          <table:table-cell table:style-name="Táblázat26.A3" office:value-type="string">
            <text:p text:style-name="P6">statuscode</text:p>
          </table:table-cell>
          <table:table-cell table:style-name="Táblázat26.B3" office:value-type="string">
            <text:p text:style-name="P6">a http status response code [200,400,401,500]</text:p>
          </table:table-cell>
          <table:table-cell table:style-name="Táblázat26.C3" office:value-type="string">
            <text:p text:style-name="P6">int</text:p>
          </table:table-cell>
          <table:table-cell table:style-name="Táblázat26.D3" office:value-type="string">
            <text:p text:style-name="P7">always</text:p>
          </table:table-cell>
        </table:table-row>
      </table:table>
      <text:p text:style-name="P53"/>
      <text:p text:style-name="P50"/>
      <text:p text:style-name="P54">Endpoint out:</text:p>
      <text:p text:style-name="P50"/>
      <table:table table:name="Táblázat31" table:style-name="Táblázat31">
        <table:table-column table:style-name="Táblázat31.A"/>
        <table:table-column table:style-name="Táblázat31.B"/>
        <table:table-column table:style-name="Táblázat31.C"/>
        <table:table-column table:style-name="Táblázat31.D"/>
        <table:table-header-rows>
          <table:table-row>
            <table:table-cell table:style-name="Táblázat31.A1" office:value-type="string">
              <text:p text:style-name="P5">Name</text:p>
            </table:table-cell>
            <table:table-cell table:style-name="Táblázat31.A1" office:value-type="string">
              <text:p text:style-name="P5">Explanation</text:p>
            </table:table-cell>
            <table:table-cell table:style-name="Táblázat31.A1" office:value-type="string">
              <text:p text:style-name="P5">Type</text:p>
            </table:table-cell>
            <table:table-cell table:style-name="Táblázat31.A1" office:value-type="string">
              <text:p text:style-name="P5">When</text:p>
            </table:table-cell>
          </table:table-row>
        </table:table-header-rows>
        <table:table-row>
          <table:table-cell table:style-name="Táblázat31.A2" office:value-type="string">
            <text:p text:style-name="P6">status</text:p>
          </table:table-cell>
          <table:table-cell table:style-name="Táblázat31.B2" office:value-type="string">
            <text:p text:style-name="P6">explanation of the resopnse code (error reason / message) [success,malformed_request,internal_error]</text:p>
          </table:table-cell>
          <table:table-cell table:style-name="Táblázat31.C2" office:value-type="string">
            <text:p text:style-name="P6">string</text:p>
          </table:table-cell>
          <table:table-cell table:style-name="Táblázat31.D2" office:value-type="string">
            <text:p text:style-name="P6">always</text:p>
          </table:table-cell>
        </table:table-row>
        <table:table-row>
          <table:table-cell table:style-name="Táblázat31.A3" office:value-type="string">
            <text:p text:style-name="P6">statuscode</text:p>
          </table:table-cell>
          <table:table-cell table:style-name="Táblázat31.B3" office:value-type="string">
            <text:p text:style-name="P6">a http status response code [200,400,500]</text:p>
          </table:table-cell>
          <table:table-cell table:style-name="Táblázat31.C3" office:value-type="string">
            <text:p text:style-name="P6">int</text:p>
          </table:table-cell>
          <table:table-cell table:style-name="Táblázat31.D3" office:value-type="string">
            <text:p text:style-name="P6">always</text:p>
          </table:table-cell>
        </table:table-row>
        <table:table-row>
          <table:table-cell table:style-name="Táblázat31.A4" office:value-type="string">
            <text:p text:style-name="P55">products</text:p>
          </table:table-cell>
          <table:table-cell table:style-name="Táblázat31.B4" office:value-type="string">
            <text:p text:style-name="P55">Products data</text:p>
          </table:table-cell>
          <table:table-cell table:style-name="Táblázat31.C4" office:value-type="string">
            <text:p text:style-name="P6">int</text:p>
          </table:table-cell>
          <table:table-cell table:style-name="Táblázat31.D4" office:value-type="string">
            <text:p text:style-name="P7">if the response code is 200</text:p>
          </table:table-cell>
        </table:table-row>
      </table:table>
      <text:p text:style-name="P50"/>
      <text:p text:style-name="P50"/>
      <text:p text:style-name="P56">Raw json response:</text:p>
      <text:p text:style-name="P57"/>
      <text:p text:style-name="P58">{</text:p>
      <text:p text:style-name="P59"><text:s text:c="2"/><text:span text:style-name="T14">"statuscode": " &lt; http response status code [200,400,500] &gt; ",</text:span></text:p>
      <text:p text:style-name="P59"><text:s text:c="2"/><text:span text:style-name="T14">"status": "&lt; status code explanation (error reason/message) [success,malformed_request,unknown error] &gt;",</text:span></text:p>
      <text:p text:style-name="P59"><text:s text:c="2"/><text:span text:style-name="T14">"products": [</text:span></text:p>
      <text:p text:style-name="P59"><text:s text:c="6"/><text:span text:style-name="T14">{</text:span></text:p>
      <text:p text:style-name="P59"><text:s text:c="10"/><text:span text:style-name="T14">"id": "34",</text:span></text:p>
      <text:p text:style-name="P59"><text:s text:c="10"/><text:span text:style-name="T14">"name_hu": "&lt; its name in hungarian &gt;",</text:span></text:p>
      <text:p text:style-name="P59"><text:soft-page-break/><text:s text:c="10"/><text:span text:style-name="T14">"name_en": "&lt; its name in english&gt;",</text:span></text:p>
      <text:p text:style-name="P59"><text:s text:c="10"/><text:span text:style-name="T14">"name_de": "&lt; its name in german &gt;",</text:span></text:p>
      <text:p text:style-name="P59"><text:s text:c="10"/><text:span text:style-name="T14">"description_hu": "&lt; its description in hungarian&gt;",</text:span></text:p>
      <text:p text:style-name="P59"><text:s text:c="10"/><text:span text:style-name="T14">"description_en": "&lt; its description in english&gt;",</text:span></text:p>
      <text:p text:style-name="P59"><text:s text:c="10"/><text:span text:style-name="T14">"description_de": "&lt; its description in german&gt;",</text:span></text:p>
      <text:p text:style-name="P59"><text:s text:c="10"/><text:span text:style-name="T14">"description_preview_hu": "&lt; its description preview in hungarian&gt;",</text:span></text:p>
      <text:p text:style-name="P59"><text:s text:c="10"/><text:span text:style-name="T14">"description_preview_en": "&lt; its description preview in english&gt;",</text:span></text:p>
      <text:p text:style-name="P59"><text:s text:c="10"/><text:span text:style-name="T14">"description_preview_de": "&lt; its description preview in german&gt;",</text:span></text:p>
      <text:p text:style-name="P59"><text:s text:c="10"/><text:span text:style-name="T14">"price_huf": "&lt; its price in huf &gt;",</text:span></text:p>
      <text:p text:style-name="P59"><text:s text:c="10"/><text:span text:style-name="T14">"times_ordered": "&lt; how many times was it ordered already &gt;",</text:span></text:p>
      <text:p text:style-name="P59"><text:s text:c="10"/><text:span text:style-name="T14">"stock": "&lt; stock &gt;",</text:span></text:p>
      <text:p text:style-name="P59"><text:s text:c="10"/><text:span text:style-name="T14">"sale_percentage": "&lt; sale percentage (minus) &gt;",</text:span></text:p>
      <text:p text:style-name="P59"><text:s text:c="10"/><text:span text:style-name="T14">"category": "&lt; product category &gt;",</text:span></text:p>
      <text:p text:style-name="P59"><text:s text:c="10"/><text:span text:style-name="T14">"manufacturer": "&lt; its manufacturer &gt;",</text:span></text:p>
      <text:p text:style-name="P59"><text:s text:c="10"/><text:span text:style-name="T14">"brand": "&lt; brand &gt;",</text:span></text:p>
      <text:p text:style-name="P59"><text:s text:c="10"/><text:span text:style-name="T14">"rating": "&lt; rating: 0-5 &gt;",</text:span></text:p>
      <text:p text:style-name="P59"><text:s text:c="10"/><text:span text:style-name="T14">"sku": "&lt; sku [unique] &gt;",</text:span></text:p>
      <text:p text:style-name="P59"><text:s text:c="10"/><text:span text:style-name="T14">"active_ingredients": "&lt; active ingredients list &gt;",</text:span></text:p>
      <text:p text:style-name="P59"><text:s text:c="10"/><text:span text:style-name="T14">"packaging": "&lt; packaging (ex.: pills/bottle) &gt;",</text:span></text:p>
      <text:p text:style-name="P59"><text:s text:c="10"/><text:span text:style-name="T14">"created_at": "&lt; date &gt;",</text:span></text:p>
      <text:p text:style-name="P59"><text:s text:c="10"/><text:span text:style-name="T14">"updated_at": "&lt; date &gt;",</text:span></text:p>
      <text:p text:style-name="P59"><text:s text:c="10"/><text:span text:style-name="T14">"price_usd": "&lt; price in usd &gt;",</text:span></text:p>
      <text:p text:style-name="P59"><text:s text:c="10"/><text:span text:style-name="T14">"price_eur": "&lt; price in eur &gt;"</text:span></text:p>
      <text:p text:style-name="P59"><text:s text:c="6"/><text:span text:style-name="T14">},</text:span></text:p>
      <text:p text:style-name="P59"><text:s text:c="6"/><text:span text:style-name="T14">... &lt;other products&gt;</text:span></text:p>
      <text:p text:style-name="P59"><text:s text:c="3"/><text:span text:style-name="T14">]</text:span></text:p>
      <text:p text:style-name="P60">}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1"><text:span text:style-name="T10">get_all_</text:span><text:span text:style-name="T15">users</text:span><text:span text:style-name="T11">:</text:span></text:p>
      <text:p text:style-name="P62"/>
      <table:table table:name="Táblázat28" table:style-name="Táblázat28">
        <table:table-column table:style-name="Táblázat28.A"/>
        <table:table-column table:style-name="Táblázat28.B"/>
        <table:table-column table:style-name="Táblázat28.C"/>
        <table:table-header-rows>
          <table:table-row>
            <table:table-cell table:style-name="Táblázat28.A1" office:value-type="string">
              <text:p text:style-name="P63">JWT required</text:p>
            </table:table-cell>
            <table:table-cell table:style-name="Táblázat28.A1" office:value-type="string">
              <text:p text:style-name="P63">Admin-only</text:p>
            </table:table-cell>
            <table:table-cell table:style-name="Táblázat28.A1" office:value-type="string">
              <text:p text:style-name="P63">Is depricated</text:p>
            </table:table-cell>
          </table:table-row>
        </table:table-header-rows>
        <table:table-row>
          <table:table-cell table:style-name="Táblázat28.A2" office:value-type="string">
            <text:p text:style-name="P64">Yes</text:p>
          </table:table-cell>
          <table:table-cell table:style-name="Táblázat28.B2" office:value-type="string">
            <text:p text:style-name="P65">Yes</text:p>
          </table:table-cell>
          <table:table-cell table:style-name="Táblázat28.C2" office:value-type="string">
            <text:p text:style-name="P66">No</text:p>
          </table:table-cell>
        </table:table-row>
      </table:table>
      <text:p text:style-name="P67"/>
      <text:p text:style-name="P56">If it succeeds, it returns all the users’ relevant data (excluding tokens, hashes)</text:p>
      <text:p text:style-name="P56"/>
      <text:p text:style-name="P52">Endpoint in:</text:p>
      <text:p text:style-name="P52"/>
      <table:table table:name="Táblázat29" table:style-name="Táblázat29">
        <table:table-column table:style-name="Táblázat29.A"/>
        <table:table-column table:style-name="Táblázat29.B"/>
        <table:table-column table:style-name="Táblázat29.C"/>
        <table:table-column table:style-name="Táblázat29.D"/>
        <table:table-header-rows>
          <table:table-row>
            <table:table-cell table:style-name="Táblázat29.A1" office:value-type="string">
              <text:p text:style-name="P63">Name</text:p>
            </table:table-cell>
            <table:table-cell table:style-name="Táblázat29.A1" office:value-type="string">
              <text:p text:style-name="P63">Explanation</text:p>
            </table:table-cell>
            <table:table-cell table:style-name="Táblázat29.A1" office:value-type="string">
              <text:p text:style-name="P63">Type</text:p>
            </table:table-cell>
            <table:table-cell table:style-name="Táblázat29.A1" office:value-type="string">
              <text:p text:style-name="P63">When</text:p>
            </table:table-cell>
          </table:table-row>
        </table:table-header-rows>
        <table:table-row>
          <table:table-cell table:style-name="Táblázat29.A2" office:value-type="string">
            <text:p text:style-name="P68">id</text:p>
          </table:table-cell>
          <table:table-cell table:style-name="Táblázat29.B2" office:value-type="string">
            <text:p text:style-name="P68">the id of the user <text:span text:style-name="T16">[admin]</text:span> (to identify)</text:p>
          </table:table-cell>
          <table:table-cell table:style-name="Táblázat29.C2" office:value-type="string">
            <text:p text:style-name="P68">B64(int)</text:p>
          </table:table-cell>
          <table:table-cell table:style-name="Táblázat29.D2" office:value-type="string">
            <text:p text:style-name="P68">always</text:p>
          </table:table-cell>
        </table:table-row>
        <table:table-row>
          <table:table-cell table:style-name="Táblázat29.A3" office:value-type="string">
            <text:p text:style-name="P68">token</text:p>
          </table:table-cell>
          <table:table-cell table:style-name="Táblázat29.B3" office:value-type="string">
            <text:p text:style-name="P68">the token of the user <text:span text:style-name="T16">[admin]</text:span> (to verify)</text:p>
          </table:table-cell>
          <table:table-cell table:style-name="Táblázat29.C3" office:value-type="string">
            <text:p text:style-name="P68">B64(string)</text:p>
          </table:table-cell>
          <table:table-cell table:style-name="Táblázat29.D3" office:value-type="string">
            <text:p text:style-name="P66">always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><text:soft-page-break/>Endpoint out:</text:p>
      <text:p text:style-name="P53"/>
      <text:p text:style-name="P53"/>
      <table:table table:name="Táblázat30" table:style-name="Táblázat30">
        <table:table-column table:style-name="Táblázat30.A"/>
        <table:table-column table:style-name="Táblázat30.B"/>
        <table:table-column table:style-name="Táblázat30.C"/>
        <table:table-column table:style-name="Táblázat30.D"/>
        <table:table-header-rows>
          <table:table-row>
            <table:table-cell table:style-name="Táblázat30.A1" office:value-type="string">
              <text:p text:style-name="P5">Name</text:p>
            </table:table-cell>
            <table:table-cell table:style-name="Táblázat30.A1" office:value-type="string">
              <text:p text:style-name="P5">Explanation</text:p>
            </table:table-cell>
            <table:table-cell table:style-name="Táblázat30.A1" office:value-type="string">
              <text:p text:style-name="P5">Type</text:p>
            </table:table-cell>
            <table:table-cell table:style-name="Táblázat30.A1" office:value-type="string">
              <text:p text:style-name="P5">When</text:p>
            </table:table-cell>
          </table:table-row>
        </table:table-header-rows>
        <table:table-row>
          <table:table-cell table:style-name="Táblázat30.A2" office:value-type="string">
            <text:p text:style-name="P6">status</text:p>
          </table:table-cell>
          <table:table-cell table:style-name="Táblázat30.B2" office:value-type="string">
            <text:p text:style-name="P6">explanation of the resopnse code (error reason / message) [success,malformed_request,permission_denied,wrong_token,internal_error]</text:p>
          </table:table-cell>
          <table:table-cell table:style-name="Táblázat30.C2" office:value-type="string">
            <text:p text:style-name="P6">string</text:p>
          </table:table-cell>
          <table:table-cell table:style-name="Táblázat30.D2" office:value-type="string">
            <text:p text:style-name="P6">always</text:p>
          </table:table-cell>
        </table:table-row>
        <table:table-row>
          <table:table-cell table:style-name="Táblázat30.A3" office:value-type="string">
            <text:p text:style-name="P6">statuscode</text:p>
          </table:table-cell>
          <table:table-cell table:style-name="Táblázat30.B3" office:value-type="string">
            <text:p text:style-name="P6">a http status response code [200,400,401,401,500]</text:p>
          </table:table-cell>
          <table:table-cell table:style-name="Táblázat30.C3" office:value-type="string">
            <text:p text:style-name="P6">int</text:p>
          </table:table-cell>
          <table:table-cell table:style-name="Táblázat30.D3" office:value-type="string">
            <text:p text:style-name="P6">always</text:p>
          </table:table-cell>
        </table:table-row>
        <table:table-row>
          <table:table-cell table:style-name="Táblázat30.A4" office:value-type="string">
            <text:p text:style-name="P6">users</text:p>
          </table:table-cell>
          <table:table-cell table:style-name="Táblázat30.B4" office:value-type="string">
            <text:p text:style-name="P6">relevant data of every user</text:p>
          </table:table-cell>
          <table:table-cell table:style-name="Táblázat30.C4" office:value-type="string">
            <text:p text:style-name="P6">int</text:p>
          </table:table-cell>
          <table:table-cell table:style-name="Táblázat30.D4" office:value-type="string">
            <text:p text:style-name="P7">if the response code is 200</text:p>
          </table:table-cell>
        </table:table-row>
      </table:table>
      <text:p text:style-name="P53"/>
      <text:p text:style-name="P69">Raw json response:</text:p>
      <text:p text:style-name="P69"/>
      <text:p text:style-name="P70"/>
      <text:p text:style-name="P71">{</text:p>
      <text:p text:style-name="P71"><text:s text:c="4"/>"statuscode": "200",</text:p>
      <text:p text:style-name="P71"><text:s text:c="4"/>"status": "success",</text:p>
      <text:p text:style-name="P71"><text:s text:c="4"/>"users": [</text:p>
      <text:p text:style-name="P71"><text:s text:c="8"/>{</text:p>
      <text:p text:style-name="P71"><text:s text:c="12"/>"id": " &lt;<text:span text:style-name="T17"> id of the user &gt;</text:span>",</text:p>
      <text:p text:style-name="P71"><text:s text:c="12"/>"email": " &lt; <text:span text:style-name="T17">email of the user &gt;</text:span>",</text:p>
      <text:p text:style-name="P71"><text:s text:c="12"/>"created_at": " &lt; <text:span text:style-name="T17">when was the account created | datetime &gt; </text:span>",</text:p>
      <text:p text:style-name="P71"><text:s text:c="12"/>"first_name": " &lt; <text:span text:style-name="T17">first name of the user &gt;</text:span>",</text:p>
      <text:p text:style-name="P71"><text:s text:c="12"/>"last_name": " &lt; <text:span text:style-name="T17">last name of the user &gt; </text:span>",</text:p>
      <text:p text:style-name="P71"><text:s text:c="12"/>"account_state": " &lt; <text:span text:style-name="T17">account state | could be: unverified, verified, admin, banned, deleted &gt;</text:span>"</text:p>
      <text:p text:style-name="P71"><text:s text:c="8"/>},</text:p>
      <text:p text:style-name="P71"><text:tab/>... &lt;<text:span text:style-name="T18">other users&gt;</text:span></text:p>
      <text:p text:style-name="P72"><text:tab/>]</text:p>
      <text:p text:style-name="P72">}</text:p>
      <text:p text:style-name="P73"/>
      <text:p text:style-name="P73"/>
      <text:p text:style-name="P73"/>
      <text:p text:style-name="P73"/>
      <text:p text:style-name="P73"/>
      <text:p text:style-name="P74"/>
      <text:p text:style-name="P74"/>
      <text:p text:style-name="P74"/>
      <text:p text:style-name="P75"><text:span text:style-name="T10">get_all_</text:span><text:span text:style-name="T19">orders</text:span><text:span text:style-name="T11">:</text:span></text:p>
      <text:p text:style-name="P76"/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header-rows>
          <table:table-row>
            <table:table-cell table:style-name="Táblázat32.A1" office:value-type="string">
              <text:p text:style-name="P77">JWT required</text:p>
            </table:table-cell>
            <table:table-cell table:style-name="Táblázat32.A1" office:value-type="string">
              <text:p text:style-name="P77">Admin-only</text:p>
            </table:table-cell>
            <table:table-cell table:style-name="Táblázat32.A1" office:value-type="string">
              <text:p text:style-name="P77">Is depricated</text:p>
            </table:table-cell>
          </table:table-row>
        </table:table-header-rows>
        <table:table-row>
          <table:table-cell table:style-name="Táblázat32.A2" office:value-type="string">
            <text:p text:style-name="P78">Yes</text:p>
          </table:table-cell>
          <table:table-cell table:style-name="Táblázat32.B2" office:value-type="string">
            <text:p text:style-name="P79">Yes</text:p>
          </table:table-cell>
          <table:table-cell table:style-name="Táblázat32.C2" office:value-type="string">
            <text:p text:style-name="P80">No</text:p>
          </table:table-cell>
        </table:table-row>
      </table:table>
      <text:p text:style-name="P81"/>
      <text:p text:style-name="P82">If it succeeds, it returns all the <text:span text:style-name="T20">orders</text:span>’ relevant data</text:p>
      <text:p text:style-name="P82"/>
      <text:p text:style-name="P83">Endpoint in:</text:p>
      <text:p text:style-name="P83"/>
      <table:table table:name="Táblázat33" table:style-name="Táblázat33">
        <table:table-column table:style-name="Táblázat33.A"/>
        <table:table-column table:style-name="Táblázat33.B"/>
        <table:table-column table:style-name="Táblázat33.C"/>
        <table:table-column table:style-name="Táblázat33.D"/>
        <table:table-header-rows>
          <table:table-row>
            <table:table-cell table:style-name="Táblázat33.A1" office:value-type="string">
              <text:p text:style-name="P77">Name</text:p>
            </table:table-cell>
            <table:table-cell table:style-name="Táblázat33.A1" office:value-type="string">
              <text:p text:style-name="P77">Explanation</text:p>
            </table:table-cell>
            <table:table-cell table:style-name="Táblázat33.A1" office:value-type="string">
              <text:p text:style-name="P77">Type</text:p>
            </table:table-cell>
            <table:table-cell table:style-name="Táblázat33.A1" office:value-type="string">
              <text:p text:style-name="P77">When</text:p>
            </table:table-cell>
          </table:table-row>
        </table:table-header-rows>
        <table:table-row>
          <table:table-cell table:style-name="Táblázat33.A2" office:value-type="string">
            <text:p text:style-name="P84">id</text:p>
          </table:table-cell>
          <table:table-cell table:style-name="Táblázat33.B2" office:value-type="string">
            <text:p text:style-name="P84">the id of the user <text:span text:style-name="T16">[admin]</text:span> (to identify)</text:p>
          </table:table-cell>
          <table:table-cell table:style-name="Táblázat33.C2" office:value-type="string">
            <text:p text:style-name="P84">B64(int)</text:p>
          </table:table-cell>
          <table:table-cell table:style-name="Táblázat33.D2" office:value-type="string">
            <text:p text:style-name="P84">always</text:p>
          </table:table-cell>
        </table:table-row>
        <table:table-row>
          <table:table-cell table:style-name="Táblázat33.A3" office:value-type="string">
            <text:p text:style-name="P84">token</text:p>
          </table:table-cell>
          <table:table-cell table:style-name="Táblázat33.B3" office:value-type="string">
            <text:p text:style-name="P84">the token of the user <text:span text:style-name="T16">[admin]</text:span> (to verify)</text:p>
          </table:table-cell>
          <table:table-cell table:style-name="Táblázat33.C3" office:value-type="string">
            <text:p text:style-name="P84">B64(string)</text:p>
          </table:table-cell>
          <table:table-cell table:style-name="Táblázat33.D3" office:value-type="string">
            <text:p text:style-name="P80">always</text:p>
          </table:table-cell>
        </table:table-row>
      </table:table>
      <text:p text:style-name="P83"><text:soft-page-break/></text:p>
      <text:p text:style-name="P83"/>
      <text:p text:style-name="P83"/>
      <text:p text:style-name="P83"/>
      <text:p text:style-name="P83"/>
      <text:p text:style-name="P83">Endpoint out:</text:p>
      <text:p text:style-name="P85"/>
      <text:p text:style-name="P85"/>
      <table:table table:name="Táblázat34" table:style-name="Táblázat34">
        <table:table-column table:style-name="Táblázat34.A"/>
        <table:table-column table:style-name="Táblázat34.B"/>
        <table:table-column table:style-name="Táblázat34.C"/>
        <table:table-column table:style-name="Táblázat34.D"/>
        <table:table-header-rows>
          <table:table-row>
            <table:table-cell table:style-name="Táblázat34.A1" office:value-type="string">
              <text:p text:style-name="P77">Name</text:p>
            </table:table-cell>
            <table:table-cell table:style-name="Táblázat34.A1" office:value-type="string">
              <text:p text:style-name="P77">Explanation</text:p>
            </table:table-cell>
            <table:table-cell table:style-name="Táblázat34.A1" office:value-type="string">
              <text:p text:style-name="P77">Type</text:p>
            </table:table-cell>
            <table:table-cell table:style-name="Táblázat34.A1" office:value-type="string">
              <text:p text:style-name="P77">When</text:p>
            </table:table-cell>
          </table:table-row>
        </table:table-header-rows>
        <table:table-row>
          <table:table-cell table:style-name="Táblázat34.A2" office:value-type="string">
            <text:p text:style-name="P84">status</text:p>
          </table:table-cell>
          <table:table-cell table:style-name="Táblázat34.B2" office:value-type="string">
            <text:p text:style-name="P84">explanation of the resopnse code (error reason / message) [success,malformed_request,permission_denied,wrong_token,internal_error]</text:p>
          </table:table-cell>
          <table:table-cell table:style-name="Táblázat34.C2" office:value-type="string">
            <text:p text:style-name="P84">string</text:p>
          </table:table-cell>
          <table:table-cell table:style-name="Táblázat34.D2" office:value-type="string">
            <text:p text:style-name="P84">always</text:p>
          </table:table-cell>
        </table:table-row>
        <table:table-row>
          <table:table-cell table:style-name="Táblázat34.A3" office:value-type="string">
            <text:p text:style-name="P84">statuscode</text:p>
          </table:table-cell>
          <table:table-cell table:style-name="Táblázat34.B3" office:value-type="string">
            <text:p text:style-name="P84">a http status response code [200,400,401,401,500]</text:p>
          </table:table-cell>
          <table:table-cell table:style-name="Táblázat34.C3" office:value-type="string">
            <text:p text:style-name="P84">int</text:p>
          </table:table-cell>
          <table:table-cell table:style-name="Táblázat34.D3" office:value-type="string">
            <text:p text:style-name="P84">always</text:p>
          </table:table-cell>
        </table:table-row>
        <table:table-row>
          <table:table-cell table:style-name="Táblázat34.A4" office:value-type="string">
            <text:p text:style-name="P84">users</text:p>
          </table:table-cell>
          <table:table-cell table:style-name="Táblázat34.B4" office:value-type="string">
            <text:p text:style-name="P84">relevant data of every <text:span text:style-name="T21">order</text:span></text:p>
          </table:table-cell>
          <table:table-cell table:style-name="Táblázat34.C4" office:value-type="string">
            <text:p text:style-name="P84">int</text:p>
          </table:table-cell>
          <table:table-cell table:style-name="Táblázat34.D4" office:value-type="string">
            <text:p text:style-name="P80">if the response code is 200</text:p>
          </table:table-cell>
        </table:table-row>
      </table:table>
      <text:p text:style-name="P85"/>
      <text:p text:style-name="P86">Raw json response:</text:p>
      <text:p text:style-name="P86"/>
      <text:p text:style-name="P87"/>
      <text:p text:style-name="P88">{</text:p>
      <text:p text:style-name="P88"><text:s text:c="4"/>"statuscode": "200",</text:p>
      <text:p text:style-name="P88"><text:s text:c="4"/>"status": "success",</text:p>
      <text:p text:style-name="P88"><text:s text:c="4"/>"orders": [</text:p>
      <text:p text:style-name="P88"><text:s text:c="8"/>{</text:p>
      <text:p text:style-name="P88"><text:s text:c="12"/>"id": " &lt; <text:span text:style-name="T22">order id &gt;</text:span> ",</text:p>
      <text:p text:style-name="P88"><text:s text:c="12"/>"user_id": " &lt; <text:span text:style-name="T22">id of the user &gt; </text:span>",</text:p>
      <text:p text:style-name="P88"><text:s text:c="12"/>"created_at": " &lt; <text:span text:style-name="T22">date of creation &gt; </text:span>",</text:p>
      <text:p text:style-name="P88"><text:s text:c="12"/>"price": " &lt; <text:span text:style-name="T22">price in huf &gt;</text:span>",</text:p>
      <text:p text:style-name="P88"><text:s text:c="12"/>"city": " &lt; <text:span text:style-name="T22">where the dear user resides &gt; </text:span>",</text:p>
      <text:p text:style-name="P88"><text:s text:c="12"/>"apartment_number": " &lt; <text:span text:style-name="T22">apartment number </text:span>&gt; ",</text:p>
      <text:p text:style-name="P88"><text:s text:c="12"/>"note": " &lt; <text:span text:style-name="T22">optional note</text:span> &gt;",</text:p>
      <text:p text:style-name="P88"><text:s text:c="12"/>"house_number": " &lt; <text:span text:style-name="T22">house number of the order</text:span> &gt;",</text:p>
      <text:p text:style-name="P88"><text:s text:c="12"/>"phone_number": " &lt; <text:span text:style-name="T22">phone number of the user</text:span> &gt;"</text:p>
      <text:p text:style-name="P88"><text:s text:c="8"/>},</text:p>
      <text:p text:style-name="P88"><text:tab/>... &lt;<text:span text:style-name="T18">other </text:span><text:span text:style-name="T22">orders</text:span><text:span text:style-name="T18">&gt;</text:span></text:p>
      <text:p text:style-name="P89"><text:tab/>]</text:p>
      <text:p text:style-name="P89">}</text:p>
      <text:p text:style-name="P74"/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39:17.245081100</meta:creation-date>
    <dc:date>2026-02-19T10:58:18.526517900</dc:date>
    <meta:editing-duration>PT2H37M39S</meta:editing-duration>
    <meta:editing-cycles>23</meta:editing-cycles>
    <meta:generator>LibreOffice/25.2.7.2$Windows_X86_64 LibreOffice_project/5cbfd1ab6520636bb5f7b99185aa69bd7456825d</meta:generator>
    <meta:document-statistic meta:table-count="34" meta:image-count="0" meta:object-count="0" meta:page-count="9" meta:paragraph-count="499" meta:word-count="1388" meta:character-count="9757" meta:non-whitespace-character-count="8348"/>
  </office:meta>
</office:document-meta>
</file>